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4181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89in"/>
    </style:style>
    <style:style style:name="co8" style:family="table-column">
      <style:table-column-properties fo:break-before="auto" style:column-width="1.4134in"/>
    </style:style>
    <style:style style:name="co9" style:family="table-column">
      <style:table-column-properties fo:break-before="auto" style:column-width="1.6528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64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in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298in" fo:min-width="2.1213in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1528in" fo:min-width="2.1823in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4k" table:style-name="ta1">
        <office:forms form:automatic-focus="false" form:apply-design-mode="false"/>
        <table:shapes>
          <draw:frame draw:z-index="0" draw:style-name="gr1" draw:text-style-name="P1" svg:width="4.25in" svg:height="3.5417in" svg:x="0.0917in" svg:y="3.6626in">
            <draw:object draw:notify-on-update-of-ranges="'tempo-e-vazao4k'.B17:'tempo-e-vazao4k'.I17 'tempo-e-vazao4k'.A18:'tempo-e-vazao4k'.A18 'tempo-e-vazao4k'.B18:'tempo-e-vazao4k'.I18 'tempo-e-vazao4k'.A19:'tempo-e-vazao4k'.A19 'tempo-e-vazao4k'.B19:'tempo-e-vazao4k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3764in" svg:height="3.5453in" svg:x="4.3465in" svg:y="3.6803in">
            <draw:object draw:notify-on-update-of-ranges="'tempo-e-vazao4k'.B42:'tempo-e-vazao4k'.I42 'tempo-e-vazao4k'.A43:'tempo-e-vazao4k'.A43 'tempo-e-vazao4k'.B43:'tempo-e-vazao4k'.I43 'tempo-e-vazao4k'.A44:'tempo-e-vazao4k'.A44 'tempo-e-vazao4k'.B44:'tempo-e-vazao4k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myMPIBroadcast rodando no clusterw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com 8000 msgs</text:p>
          </table:table-cell>
          <table:table-cell table:number-columns-repeated="4"/>
          <table:table-cell table:style-name="ce25" office:value-type="string" calcext:value-type="string">
            <text:p>tamanho mensagem:</text:p>
          </table:table-cell>
          <table:table-cell table:style-name="ce7" office:value-type="float" office:value="4096" calcext:value-type="float">
            <text:p>409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:</text:p>
          </table:table-cell>
          <table:table-cell table:style-name="ce7" office:value-type="string" calcext:value-type="string">
            <text:p><text:s/>2 threads</text:p>
          </table:table-cell>
          <table:table-cell table:style-name="ce7" office:value-type="string" calcext:value-type="string">
            <text:p><text:s/>3 threads</text:p>
          </table:table-cell>
          <table:table-cell table:style-name="ce7" office:value-type="string" calcext:value-type="string">
            <text:p><text:s/>4 threads</text:p>
          </table:table-cell>
          <table:table-cell table:style-name="ce7" office:value-type="string" calcext:value-type="string">
            <text:p><text:s/>5 threads</text:p>
          </table:table-cell>
          <table:table-cell table:style-name="ce7" office:value-type="string" calcext:value-type="string">
            <text:p><text:s/>6 threads</text:p>
          </table:table-cell>
          <table:table-cell table:style-name="ce7" office:value-type="string" calcext:value-type="string">
            <text:p><text:s/>7 threads</text:p>
          </table:table-cell>
          <table:table-cell table:style-name="ce7" office:value-type="string" calcext:value-type="string">
            <text:p><text:s/>8 threads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66" calcext:value-type="float">
            <text:p>0.000266</text:p>
          </table:table-cell>
          <table:table-cell table:style-name="ce14" office:value-type="float" office:value="2.766156" calcext:value-type="float">
            <text:p>2.766156</text:p>
          </table:table-cell>
          <table:table-cell table:style-name="ce14" office:value-type="float" office:value="2.050797" calcext:value-type="float">
            <text:p>2.050797</text:p>
          </table:table-cell>
          <table:table-cell table:style-name="ce14" office:value-type="float" office:value="2.839118" calcext:value-type="float">
            <text:p>2.839118</text:p>
          </table:table-cell>
          <table:table-cell table:style-name="ce14" office:value-type="float" office:value="2.123654" calcext:value-type="float">
            <text:p>2.123654</text:p>
          </table:table-cell>
          <table:table-cell table:style-name="ce14" office:value-type="float" office:value="3.067975" calcext:value-type="float">
            <text:p>3.067975</text:p>
          </table:table-cell>
          <table:table-cell table:style-name="ce14" office:value-type="float" office:value="2.337781" calcext:value-type="float">
            <text:p>2.337781</text:p>
          </table:table-cell>
          <table:table-cell table:style-name="ce14" office:value-type="float" office:value="3.827119" calcext:value-type="float">
            <text:p>3.827119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66" calcext:value-type="float">
            <text:p>0.000266</text:p>
          </table:table-cell>
          <table:table-cell table:style-name="ce14" office:value-type="float" office:value="2.514918" calcext:value-type="float">
            <text:p>2.514918</text:p>
          </table:table-cell>
          <table:table-cell table:style-name="ce14" office:value-type="float" office:value="1.950391" calcext:value-type="float">
            <text:p>1.950391</text:p>
          </table:table-cell>
          <table:table-cell table:style-name="ce14" office:value-type="float" office:value="2.706172" calcext:value-type="float">
            <text:p>2.706172</text:p>
          </table:table-cell>
          <table:table-cell table:style-name="ce14" office:value-type="float" office:value="2.157289" calcext:value-type="float">
            <text:p>2.157289</text:p>
          </table:table-cell>
          <table:table-cell table:style-name="ce14" office:value-type="float" office:value="3.093413" calcext:value-type="float">
            <text:p>3.093413</text:p>
          </table:table-cell>
          <table:table-cell table:style-name="ce14" office:value-type="float" office:value="2.347198" calcext:value-type="float">
            <text:p>2.347198</text:p>
          </table:table-cell>
          <table:table-cell table:style-name="ce14" office:value-type="float" office:value="3.924429" calcext:value-type="float">
            <text:p>3.924429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76" calcext:value-type="float">
            <text:p>0.000276</text:p>
          </table:table-cell>
          <table:table-cell table:style-name="ce14" office:value-type="float" office:value="2.777423" calcext:value-type="float">
            <text:p>2.777423</text:p>
          </table:table-cell>
          <table:table-cell table:style-name="ce14" office:value-type="float" office:value="2.116132" calcext:value-type="float">
            <text:p>2.116132</text:p>
          </table:table-cell>
          <table:table-cell table:style-name="ce14" office:value-type="float" office:value="2.871453" calcext:value-type="float">
            <text:p>2.871453</text:p>
          </table:table-cell>
          <table:table-cell table:style-name="ce14" office:value-type="float" office:value="2.135183" calcext:value-type="float">
            <text:p>2.135183</text:p>
          </table:table-cell>
          <table:table-cell table:style-name="ce14" office:value-type="float" office:value="3.073476" calcext:value-type="float">
            <text:p>3.073476</text:p>
          </table:table-cell>
          <table:table-cell table:style-name="ce14" office:value-type="float" office:value="2.29349" calcext:value-type="float">
            <text:p>2.293490</text:p>
          </table:table-cell>
          <table:table-cell table:style-name="ce14" office:value-type="float" office:value="3.785269" calcext:value-type="float">
            <text:p>3.785269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78" calcext:value-type="float">
            <text:p>0.000278</text:p>
          </table:table-cell>
          <table:table-cell table:style-name="ce14" office:value-type="float" office:value="2.751429" calcext:value-type="float">
            <text:p>2.751429</text:p>
          </table:table-cell>
          <table:table-cell table:style-name="ce14" office:value-type="float" office:value="1.902304" calcext:value-type="float">
            <text:p>1.902304</text:p>
          </table:table-cell>
          <table:table-cell table:style-name="ce14" office:value-type="float" office:value="2.693271" calcext:value-type="float">
            <text:p>2.693271</text:p>
          </table:table-cell>
          <table:table-cell table:style-name="ce14" office:value-type="float" office:value="2.229712" calcext:value-type="float">
            <text:p>2.229712</text:p>
          </table:table-cell>
          <table:table-cell table:style-name="ce14" office:value-type="float" office:value="3.037278" calcext:value-type="float">
            <text:p>3.037278</text:p>
          </table:table-cell>
          <table:table-cell table:style-name="ce14" office:value-type="float" office:value="2.33031" calcext:value-type="float">
            <text:p>2.330310</text:p>
          </table:table-cell>
          <table:table-cell table:style-name="ce14" office:value-type="float" office:value="3.849306" calcext:value-type="float">
            <text:p>3.849306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75" calcext:value-type="float">
            <text:p>0.000275</text:p>
          </table:table-cell>
          <table:table-cell table:style-name="ce14" office:value-type="float" office:value="2.493055" calcext:value-type="float">
            <text:p>2.493055</text:p>
          </table:table-cell>
          <table:table-cell table:style-name="ce14" office:value-type="float" office:value="2.152904" calcext:value-type="float">
            <text:p>2.152904</text:p>
          </table:table-cell>
          <table:table-cell table:style-name="ce14" office:value-type="float" office:value="2.85088" calcext:value-type="float">
            <text:p>2.850880</text:p>
          </table:table-cell>
          <table:table-cell table:style-name="ce14" office:value-type="float" office:value="2.1375" calcext:value-type="float">
            <text:p>2.137500</text:p>
          </table:table-cell>
          <table:table-cell table:style-name="ce14" office:value-type="float" office:value="3.063102" calcext:value-type="float">
            <text:p>3.063102</text:p>
          </table:table-cell>
          <table:table-cell table:style-name="ce14" office:value-type="float" office:value="2.373684" calcext:value-type="float">
            <text:p>2.373684</text:p>
          </table:table-cell>
          <table:table-cell table:style-name="ce14" office:value-type="float" office:value="4.000323" calcext:value-type="float">
            <text:p>4.000323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303" calcext:value-type="float">
            <text:p>0.000303</text:p>
          </table:table-cell>
          <table:table-cell table:style-name="ce14" office:value-type="float" office:value="2.801105" calcext:value-type="float">
            <text:p>2.801105</text:p>
          </table:table-cell>
          <table:table-cell table:style-name="ce14" office:value-type="float" office:value="1.994502" calcext:value-type="float">
            <text:p>1.994502</text:p>
          </table:table-cell>
          <table:table-cell table:style-name="ce14" office:value-type="float" office:value="2.7173" calcext:value-type="float">
            <text:p>2.717300</text:p>
          </table:table-cell>
          <table:table-cell table:style-name="ce14" office:value-type="float" office:value="2.177039" calcext:value-type="float">
            <text:p>2.177039</text:p>
          </table:table-cell>
          <table:table-cell table:style-name="ce14" office:value-type="float" office:value="3.048503" calcext:value-type="float">
            <text:p>3.048503</text:p>
          </table:table-cell>
          <table:table-cell table:style-name="ce14" office:value-type="float" office:value="2.323817" calcext:value-type="float">
            <text:p>2.323817</text:p>
          </table:table-cell>
          <table:table-cell table:style-name="ce14" office:value-type="float" office:value="3.741434" calcext:value-type="float">
            <text:p>3.74143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75" calcext:value-type="float">
            <text:p>0.000275</text:p>
          </table:table-cell>
          <table:table-cell table:style-name="ce14" office:value-type="float" office:value="2.764985" calcext:value-type="float">
            <text:p>2.764985</text:p>
          </table:table-cell>
          <table:table-cell table:style-name="ce14" office:value-type="float" office:value="2.057612" calcext:value-type="float">
            <text:p>2.057612</text:p>
          </table:table-cell>
          <table:table-cell table:style-name="ce14" office:value-type="float" office:value="2.917353" calcext:value-type="float">
            <text:p>2.917353</text:p>
          </table:table-cell>
          <table:table-cell table:style-name="ce14" office:value-type="float" office:value="2.142591" calcext:value-type="float">
            <text:p>2.142591</text:p>
          </table:table-cell>
          <table:table-cell table:style-name="ce14" office:value-type="float" office:value="3.040077" calcext:value-type="float">
            <text:p>3.040077</text:p>
          </table:table-cell>
          <table:table-cell table:style-name="ce14" office:value-type="float" office:value="2.337537" calcext:value-type="float">
            <text:p>2.337537</text:p>
          </table:table-cell>
          <table:table-cell table:style-name="ce14" office:value-type="float" office:value="3.851498" calcext:value-type="float">
            <text:p>3.851498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65" calcext:value-type="float">
            <text:p>0.000265</text:p>
          </table:table-cell>
          <table:table-cell table:style-name="ce14" office:value-type="float" office:value="2.756207" calcext:value-type="float">
            <text:p>2.756207</text:p>
          </table:table-cell>
          <table:table-cell table:style-name="ce14" office:value-type="float" office:value="1.960589" calcext:value-type="float">
            <text:p>1.960589</text:p>
          </table:table-cell>
          <table:table-cell table:style-name="ce14" office:value-type="float" office:value="2.819932" calcext:value-type="float">
            <text:p>2.819932</text:p>
          </table:table-cell>
          <table:table-cell table:style-name="ce14" office:value-type="float" office:value="2.140993" calcext:value-type="float">
            <text:p>2.140993</text:p>
          </table:table-cell>
          <table:table-cell table:style-name="ce14" office:value-type="float" office:value="3.121068" calcext:value-type="float">
            <text:p>3.121068</text:p>
          </table:table-cell>
          <table:table-cell table:style-name="ce14" office:value-type="float" office:value="2.279299" calcext:value-type="float">
            <text:p>2.279299</text:p>
          </table:table-cell>
          <table:table-cell table:style-name="ce14" office:value-type="float" office:value="3.873979" calcext:value-type="float">
            <text:p>3.873979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276" calcext:value-type="float">
            <text:p>0.000276</text:p>
          </table:table-cell>
          <table:table-cell table:style-name="ce14" office:value-type="float" office:value="2.479225" calcext:value-type="float">
            <text:p>2.479225</text:p>
          </table:table-cell>
          <table:table-cell table:style-name="ce14" office:value-type="float" office:value="2.147786" calcext:value-type="float">
            <text:p>2.147786</text:p>
          </table:table-cell>
          <table:table-cell table:style-name="ce14" office:value-type="float" office:value="2.892566" calcext:value-type="float">
            <text:p>2.892566</text:p>
          </table:table-cell>
          <table:table-cell table:style-name="ce14" office:value-type="float" office:value="2.151448" calcext:value-type="float">
            <text:p>2.151448</text:p>
          </table:table-cell>
          <table:table-cell table:style-name="ce14" office:value-type="float" office:value="3.062696" calcext:value-type="float">
            <text:p>3.062696</text:p>
          </table:table-cell>
          <table:table-cell table:style-name="ce14" office:value-type="float" office:value="2.363149" calcext:value-type="float">
            <text:p>2.363149</text:p>
          </table:table-cell>
          <table:table-cell table:style-name="ce14" office:value-type="float" office:value="3.891232" calcext:value-type="float">
            <text:p>3.89123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float" office:value="0.000391" calcext:value-type="float">
            <text:p>0.000391</text:p>
          </table:table-cell>
          <table:table-cell table:style-name="ce14" office:value-type="float" office:value="2.782174" calcext:value-type="float">
            <text:p>2.782174</text:p>
          </table:table-cell>
          <table:table-cell table:style-name="ce14" office:value-type="float" office:value="1.959498" calcext:value-type="float">
            <text:p>1.959498</text:p>
          </table:table-cell>
          <table:table-cell table:style-name="ce14" office:value-type="float" office:value="2.815711" calcext:value-type="float">
            <text:p>2.815711</text:p>
          </table:table-cell>
          <table:table-cell table:style-name="ce14" office:value-type="float" office:value="2.139372" calcext:value-type="float">
            <text:p>2.139372</text:p>
          </table:table-cell>
          <table:table-cell table:style-name="ce14" office:value-type="float" office:value="3.041947" calcext:value-type="float">
            <text:p>3.041947</text:p>
          </table:table-cell>
          <table:table-cell table:style-name="ce14" office:value-type="float" office:value="2.354007" calcext:value-type="float">
            <text:p>2.354007</text:p>
          </table:table-cell>
          <table:table-cell table:style-name="ce14" office:value-type="float" office:value="3.830126" calcext:value-type="float">
            <text:p>3.830126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0.29" calcext:value-type="float">
            <text:p>0.29</text:p>
          </table:table-cell>
          <table:table-cell table:style-name="ce19" table:formula="of:=ROUND(SUM([.C5:.C14])*1000/10)" office:value-type="float" office:value="2689" calcext:value-type="float">
            <text:p>2,689.00</text:p>
          </table:table-cell>
          <table:table-cell table:style-name="ce6" table:formula="of:=ROUND(SUM([.D5:.D14])*1000/10)" office:value-type="float" office:value="2029" calcext:value-type="float">
            <text:p>2029</text:p>
          </table:table-cell>
          <table:table-cell table:style-name="ce6" table:formula="of:=ROUND(SUM([.E5:.E14])*1000/10)" office:value-type="float" office:value="2812" calcext:value-type="float">
            <text:p>2812</text:p>
          </table:table-cell>
          <table:table-cell table:style-name="ce6" table:formula="of:=ROUND(SUM([.F5:.F14])*1000/10)" office:value-type="float" office:value="2153" calcext:value-type="float">
            <text:p>2153</text:p>
          </table:table-cell>
          <table:table-cell table:style-name="ce6" table:formula="of:=ROUND(SUM([.G5:.G14])*1000/10)" office:value-type="float" office:value="3065" calcext:value-type="float">
            <text:p>3065</text:p>
          </table:table-cell>
          <table:table-cell table:style-name="ce6" table:formula="of:=ROUND(SUM([.H5:.H14])*1000/10)" office:value-type="float" office:value="2334" calcext:value-type="float">
            <text:p>2334</text:p>
          </table:table-cell>
          <table:table-cell table:style-name="ce6" table:formula="of:=ROUND(SUM([.I5:.I14])*1000/10)" office:value-type="float" office:value="3857" calcext:value-type="float">
            <text:p>3857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#REF!)" office:value-type="string" office:string-value="" calcext:value-type="error">
            <text:p>#REF!</text:p>
          </table:table-cell>
          <table:table-cell table:style-name="ce20" table:formula="of:=ROUND([.$C18]/#REF!)" office:value-type="string" office:string-value="" calcext:value-type="error">
            <text:p>#REF!</text:p>
          </table:table-cell>
          <table:table-cell table:style-name="ce20" table:formula="of:=ROUND([.$B18])" office:value-type="float" office:value="0" calcext:value-type="float">
            <text:p>0.00</text:p>
          </table:table-cell>
          <table:table-cell table:style-name="ce20" table:formula="of:=ROUND([.$B18])" office:value-type="float" office:value="0" calcext:value-type="float">
            <text:p>0.00</text:p>
          </table:table-cell>
          <table:table-cell table:style-name="ce20" table:formula="of:=ROUND([.$B18])" office:value-type="float" office:value="0" calcext:value-type="float">
            <text:p>0.00</text:p>
          </table:table-cell>
          <table:table-cell table:style-name="ce20" table:formula="of:=ROUND([.$B18])" office:value-type="float" office:value="0" calcext:value-type="float">
            <text:p>0.00</text:p>
          </table:table-cell>
          <table:table-cell table:style-name="ce20" table:formula="of:=ROUND([.$B18])" office:value-type="float" office:value="0" calcext:value-type="float">
            <text:p>0.00</text:p>
          </table:table-cell>
          <table:table-cell table:style-name="ce20" table:formula="of:=ROUND([.$B18]/#REF!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0)" office:value-type="string" office:string-value="" calcext:value-type="error">
            <text:p>Err:509</text:p>
          </table:table-cell>
          <table:table-cell table:style-name="ce6" table:formula="of:=ROUND([.$I$2]/(([.C18]/1000)*1000*1000)0)" office:value-type="string" office:string-value="" calcext:value-type="error">
            <text:p>Err:509</text:p>
          </table:table-cell>
          <table:table-cell table:style-name="ce6" table:formula="of:=ROUND([.$I$2]/(([.D18]/1000)*1000*1000)0)" office:value-type="string" office:string-value="" calcext:value-type="error">
            <text:p>Err:509</text:p>
          </table:table-cell>
          <table:table-cell table:style-name="ce6" table:formula="of:=ROUND([.$I$2]/(([.E18]/1000)*1000*1000)0)" office:value-type="string" office:string-value="" calcext:value-type="error">
            <text:p>Err:509</text:p>
          </table:table-cell>
          <table:table-cell table:style-name="ce6" table:formula="of:=ROUND([.$I$2]/(([.F18]/1000)*1000*1000)0)" office:value-type="string" office:string-value="" calcext:value-type="error">
            <text:p>Err:509</text:p>
          </table:table-cell>
          <table:table-cell table:style-name="ce6" table:formula="of:=ROUND([.$I$2]/(([.G18]/1000)*1000*1000)0)" office:value-type="string" office:string-value="" calcext:value-type="error">
            <text:p>Err:509</text:p>
          </table:table-cell>
          <table:table-cell table:style-name="ce6" table:formula="of:=ROUND([.$I$2]/(([.H18]/1000)*1000*1000)0)" office:value-type="string" office:string-value="" calcext:value-type="error">
            <text:p>Err:509</text:p>
          </table:table-cell>
          <table:table-cell table:style-name="ce6" table:formula="of:=ROUND([.$I$2]/(([.I18]/1000)*1000*1000)0)" office:value-type="string" office:string-value="" calcext:value-type="error">
            <text:p>Err:50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string" office:string-value="" calcext:value-type="error">
            <text:p>#REF!</text:p>
          </table:table-cell>
          <table:table-cell table:style-name="ce17" table:formula="of:=[.C19]" office:value-type="string" office:string-value="" calcext:value-type="error">
            <text:p>#REF!</text:p>
          </table:table-cell>
          <table:table-cell table:style-name="ce17" table:formula="of:=[.D19]" office:value-type="float" office:value="0" calcext:value-type="float">
            <text:p>0.00</text:p>
          </table:table-cell>
          <table:table-cell table:style-name="ce17" table:formula="of:=[.E19]" office:value-type="float" office:value="0" calcext:value-type="float">
            <text:p>0.00</text:p>
          </table:table-cell>
          <table:table-cell table:style-name="ce17" table:formula="of:=[.F19]" office:value-type="float" office:value="0" calcext:value-type="float">
            <text:p>0.00</text:p>
          </table:table-cell>
          <table:table-cell table:style-name="ce17" table:formula="of:=[.G19]" office:value-type="float" office:value="0" calcext:value-type="float">
            <text:p>0.00</text:p>
          </table:table-cell>
          <table:table-cell table:style-name="ce17" table:formula="of:=[.H19]" office:value-type="float" office:value="0" calcext:value-type="float">
            <text:p>0.00</text:p>
          </table:table-cell>
          <table:table-cell table:style-name="ce17" table:formula="of:=[.I19]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4k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0.000266" calcext:value-type="float">
            <text:p>0.000266</text:p>
          </table:table-cell>
          <table:table-cell table:number-columns-repeated="8"/>
        </table:table-row>
        <table:table-row table:style-name="ro2">
          <table:table-cell office:value-type="float" office:value="0.000266" calcext:value-type="float">
            <text:p>0.000266</text:p>
          </table:table-cell>
          <table:table-cell table:number-columns-repeated="8"/>
        </table:table-row>
        <table:table-row table:style-name="ro2">
          <table:table-cell office:value-type="float" office:value="0.000276" calcext:value-type="float">
            <text:p>0.000276</text:p>
          </table:table-cell>
          <table:table-cell table:number-columns-repeated="8"/>
        </table:table-row>
        <table:table-row table:style-name="ro2">
          <table:table-cell office:value-type="float" office:value="0.000278" calcext:value-type="float">
            <text:p>0.000278</text:p>
          </table:table-cell>
          <table:table-cell table:number-columns-repeated="8"/>
        </table:table-row>
        <table:table-row table:style-name="ro2">
          <table:table-cell office:value-type="float" office:value="0.000275" calcext:value-type="float">
            <text:p>0.000275</text:p>
          </table:table-cell>
          <table:table-cell table:number-columns-repeated="8"/>
        </table:table-row>
        <table:table-row table:style-name="ro2">
          <table:table-cell office:value-type="float" office:value="0.000303" calcext:value-type="float">
            <text:p>0.000303</text:p>
          </table:table-cell>
          <table:table-cell table:number-columns-repeated="8"/>
        </table:table-row>
        <table:table-row table:style-name="ro2">
          <table:table-cell table:style-name="ce28" office:value-type="float" office:value="0.000275" calcext:value-type="float">
            <text:p>0.00</text:p>
          </table:table-cell>
          <table:table-cell table:number-columns-repeated="8"/>
        </table:table-row>
        <table:table-row table:style-name="ro2">
          <table:table-cell office:value-type="float" office:value="0.000265" calcext:value-type="float">
            <text:p>0.000265</text:p>
          </table:table-cell>
          <table:table-cell table:number-columns-repeated="8"/>
        </table:table-row>
        <table:table-row table:style-name="ro2">
          <table:table-cell office:value-type="float" office:value="0.000276" calcext:value-type="float">
            <text:p>0.000276</text:p>
          </table:table-cell>
          <table:table-cell table:number-columns-repeated="8"/>
        </table:table-row>
        <table:table-row table:style-name="ro2">
          <table:table-cell office:value-type="float" office:value="0.000391" calcext:value-type="float">
            <text:p>0.0003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2.896023" calcext:value-type="float">
            <text:p>2.896023</text:p>
          </table:table-cell>
          <table:table-cell table:number-columns-repeated="8"/>
        </table:table-row>
        <table:table-row table:style-name="ro2">
          <table:table-cell office:value-type="float" office:value="2.653717" calcext:value-type="float">
            <text:p>2.653717</text:p>
          </table:table-cell>
          <table:table-cell table:number-columns-repeated="8"/>
        </table:table-row>
        <table:table-row table:style-name="ro2">
          <table:table-cell office:value-type="float" office:value="2.794064" calcext:value-type="float">
            <text:p>2.794064</text:p>
          </table:table-cell>
          <table:table-cell table:number-columns-repeated="8"/>
        </table:table-row>
        <table:table-row table:style-name="ro2">
          <table:table-cell office:value-type="float" office:value="2.565426" calcext:value-type="float">
            <text:p>2.565426</text:p>
          </table:table-cell>
          <table:table-cell table:number-columns-repeated="8"/>
        </table:table-row>
        <table:table-row table:style-name="ro2">
          <table:table-cell office:value-type="float" office:value="2.653436" calcext:value-type="float">
            <text:p>2.653436</text:p>
          </table:table-cell>
          <table:table-cell table:number-columns-repeated="8"/>
        </table:table-row>
        <table:table-row table:style-name="ro2">
          <table:table-cell office:value-type="float" office:value="2.772153" calcext:value-type="float">
            <text:p>2.772153</text:p>
          </table:table-cell>
          <table:table-cell table:number-columns-repeated="8"/>
        </table:table-row>
        <table:table-row table:style-name="ro2">
          <table:table-cell office:value-type="float" office:value="2.91742" calcext:value-type="float">
            <text:p>2.91742</text:p>
          </table:table-cell>
          <table:table-cell table:number-columns-repeated="7"/>
          <table:table-cell table:formula="of:=ROUND([.$B18]/0.000266 0.000266 0.000276 0.000278 0.000275 0.000303 0.000275 0.000265 0.000276 0.000391#REF!)" office:value-type="string" office:string-value="" calcext:value-type="error">
            <text:p>Err:509</text:p>
          </table:table-cell>
        </table:table-row>
        <table:table-row table:style-name="ro2">
          <table:table-cell office:value-type="float" office:value="2.562838" calcext:value-type="float">
            <text:p>2.562838</text:p>
          </table:table-cell>
          <table:table-cell table:number-columns-repeated="8"/>
        </table:table-row>
        <table:table-row table:style-name="ro2">
          <table:table-cell office:value-type="float" office:value="2.638088" calcext:value-type="float">
            <text:p>2.638088</text:p>
          </table:table-cell>
          <table:table-cell table:number-columns-repeated="8"/>
        </table:table-row>
        <table:table-row table:style-name="ro2">
          <table:table-cell office:value-type="float" office:value="2.546228" calcext:value-type="float">
            <text:p>2.5462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2.162298" calcext:value-type="float">
            <text:p>2.162298</text:p>
          </table:table-cell>
          <table:table-cell table:number-columns-repeated="8"/>
        </table:table-row>
        <table:table-row table:style-name="ro2">
          <table:table-cell office:value-type="float" office:value="1.984783" calcext:value-type="float">
            <text:p>1.984783</text:p>
          </table:table-cell>
          <table:table-cell table:number-columns-repeated="8"/>
        </table:table-row>
        <table:table-row table:style-name="ro2">
          <table:table-cell office:value-type="float" office:value="2.144631" calcext:value-type="float">
            <text:p>2.144631</text:p>
          </table:table-cell>
          <table:table-cell table:style-name="ce28"/>
          <table:table-cell table:number-columns-repeated="7"/>
        </table:table-row>
        <table:table-row table:style-name="ro2">
          <table:table-cell office:value-type="float" office:value="1.975616" calcext:value-type="float">
            <text:p>1.975616</text:p>
          </table:table-cell>
          <table:table-cell table:number-columns-repeated="8"/>
        </table:table-row>
        <table:table-row table:style-name="ro2">
          <table:table-cell office:value-type="float" office:value="2.037273" calcext:value-type="float">
            <text:p>2.037273</text:p>
          </table:table-cell>
          <table:table-cell table:number-columns-repeated="8"/>
        </table:table-row>
        <table:table-row table:style-name="ro2">
          <table:table-cell office:value-type="float" office:value="1.961151" calcext:value-type="float">
            <text:p>1.961151</text:p>
          </table:table-cell>
          <table:table-cell table:number-columns-repeated="8"/>
        </table:table-row>
        <table:table-row table:style-name="ro2">
          <table:table-cell office:value-type="float" office:value="2.143269" calcext:value-type="float">
            <text:p>2.143269</text:p>
          </table:table-cell>
          <table:table-cell table:number-columns-repeated="8"/>
        </table:table-row>
        <table:table-row table:style-name="ro2">
          <table:table-cell office:value-type="float" office:value="1.98413" calcext:value-type="float">
            <text:p>1.98413</text:p>
          </table:table-cell>
          <table:table-cell table:number-columns-repeated="8"/>
        </table:table-row>
        <table:table-row table:style-name="ro2">
          <table:table-cell office:value-type="float" office:value="2.145588" calcext:value-type="float">
            <text:p>2.145588</text:p>
          </table:table-cell>
          <table:table-cell table:number-columns-repeated="8"/>
        </table:table-row>
        <table:table-row table:style-name="ro2">
          <table:table-cell office:value-type="float" office:value="1.983675" calcext:value-type="float">
            <text:p>1.98367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2.914355" calcext:value-type="float">
            <text:p>2.914355</text:p>
          </table:table-cell>
          <table:table-cell table:number-columns-repeated="8"/>
        </table:table-row>
        <table:table-row table:style-name="ro2">
          <table:table-cell office:value-type="float" office:value="2.734434" calcext:value-type="float">
            <text:p>2.734434</text:p>
          </table:table-cell>
          <table:table-cell table:number-columns-repeated="8"/>
        </table:table-row>
        <table:table-row table:style-name="ro2">
          <table:table-cell office:value-type="float" office:value="2.885115" calcext:value-type="float">
            <text:p>2.885115</text:p>
          </table:table-cell>
          <table:table-cell table:number-columns-repeated="8"/>
        </table:table-row>
        <table:table-row table:style-name="ro2">
          <table:table-cell office:value-type="float" office:value="2.681297" calcext:value-type="float">
            <text:p>2.681297</text:p>
          </table:table-cell>
          <table:table-cell table:number-columns-repeated="8"/>
        </table:table-row>
        <table:table-row table:style-name="ro2">
          <table:table-cell office:value-type="float" office:value="2.824171" calcext:value-type="float">
            <text:p>2.824171</text:p>
          </table:table-cell>
          <table:table-cell table:number-columns-repeated="8"/>
        </table:table-row>
        <table:table-row table:style-name="ro2">
          <table:table-cell office:value-type="float" office:value="2.754395" calcext:value-type="float">
            <text:p>2.754395</text:p>
          </table:table-cell>
          <table:table-cell table:number-columns-repeated="8"/>
        </table:table-row>
        <table:table-row table:style-name="ro2">
          <table:table-cell office:value-type="float" office:value="2.911113" calcext:value-type="float">
            <text:p>2.911113</text:p>
          </table:table-cell>
          <table:table-cell table:number-columns-repeated="8"/>
        </table:table-row>
        <table:table-row table:style-name="ro2">
          <table:table-cell office:value-type="float" office:value="2.716698" calcext:value-type="float">
            <text:p>2.716698</text:p>
          </table:table-cell>
          <table:table-cell table:number-columns-repeated="8"/>
        </table:table-row>
        <table:table-row table:style-name="ro2">
          <table:table-cell office:value-type="float" office:value="2.789744" calcext:value-type="float">
            <text:p>2.789744</text:p>
          </table:table-cell>
          <table:table-cell table:number-columns-repeated="8"/>
        </table:table-row>
        <table:table-row table:style-name="ro2">
          <table:table-cell office:value-type="float" office:value="2.818185" calcext:value-type="float">
            <text:p>2.81818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2.108657" calcext:value-type="float">
            <text:p>2.108657</text:p>
          </table:table-cell>
          <table:table-cell table:number-columns-repeated="8"/>
        </table:table-row>
        <table:table-row table:style-name="ro2">
          <table:table-cell office:value-type="float" office:value="2.130875" calcext:value-type="float">
            <text:p>2.130875</text:p>
          </table:table-cell>
          <table:table-cell table:number-columns-repeated="8"/>
        </table:table-row>
        <table:table-row table:style-name="ro2">
          <table:table-cell office:value-type="float" office:value="2.134487" calcext:value-type="float">
            <text:p>2.134487</text:p>
          </table:table-cell>
          <table:table-cell table:number-columns-repeated="8"/>
        </table:table-row>
        <table:table-row table:style-name="ro2">
          <table:table-cell office:value-type="float" office:value="2.178808" calcext:value-type="float">
            <text:p>2.178808</text:p>
          </table:table-cell>
          <table:table-cell table:number-columns-repeated="8"/>
        </table:table-row>
        <table:table-row table:style-name="ro2">
          <table:table-cell office:value-type="float" office:value="2.1163" calcext:value-type="float">
            <text:p>2.1163</text:p>
          </table:table-cell>
          <table:table-cell table:number-columns-repeated="8"/>
        </table:table-row>
        <table:table-row table:style-name="ro2">
          <table:table-cell office:value-type="float" office:value="2.163438" calcext:value-type="float">
            <text:p>2.163438</text:p>
          </table:table-cell>
          <table:table-cell table:number-columns-repeated="8"/>
        </table:table-row>
        <table:table-row table:style-name="ro2">
          <table:table-cell office:value-type="float" office:value="2.1662" calcext:value-type="float">
            <text:p>2.1662</text:p>
          </table:table-cell>
          <table:table-cell table:number-columns-repeated="8"/>
        </table:table-row>
        <table:table-row table:style-name="ro2">
          <table:table-cell office:value-type="float" office:value="2.168983" calcext:value-type="float">
            <text:p>2.168983</text:p>
          </table:table-cell>
          <table:table-cell table:number-columns-repeated="8"/>
        </table:table-row>
        <table:table-row table:style-name="ro2">
          <table:table-cell office:value-type="float" office:value="2.140935" calcext:value-type="float">
            <text:p>2.140935</text:p>
          </table:table-cell>
          <table:table-cell table:number-columns-repeated="8"/>
        </table:table-row>
        <table:table-row table:style-name="ro2">
          <table:table-cell office:value-type="float" office:value="2.245954" calcext:value-type="float">
            <text:p>2.24595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3.040297" calcext:value-type="float">
            <text:p>3.040297</text:p>
          </table:table-cell>
          <table:table-cell table:number-columns-repeated="8"/>
        </table:table-row>
        <table:table-row table:style-name="ro2">
          <table:table-cell office:value-type="float" office:value="3.007985" calcext:value-type="float">
            <text:p>3.007985</text:p>
          </table:table-cell>
          <table:table-cell table:number-columns-repeated="8"/>
        </table:table-row>
        <table:table-row table:style-name="ro2">
          <table:table-cell office:value-type="float" office:value="3.062817" calcext:value-type="float">
            <text:p>3.062817</text:p>
          </table:table-cell>
          <table:table-cell table:number-columns-repeated="8"/>
        </table:table-row>
        <table:table-row table:style-name="ro2">
          <table:table-cell office:value-type="float" office:value="3.019158" calcext:value-type="float">
            <text:p>3.019158</text:p>
          </table:table-cell>
          <table:table-cell table:number-columns-repeated="8"/>
        </table:table-row>
        <table:table-row table:style-name="ro2">
          <table:table-cell office:value-type="float" office:value="3.051066" calcext:value-type="float">
            <text:p>3.051066</text:p>
          </table:table-cell>
          <table:table-cell table:number-columns-repeated="8"/>
        </table:table-row>
        <table:table-row table:style-name="ro2">
          <table:table-cell office:value-type="float" office:value="3.055583" calcext:value-type="float">
            <text:p>3.055583</text:p>
          </table:table-cell>
          <table:table-cell table:number-columns-repeated="8"/>
        </table:table-row>
        <table:table-row table:style-name="ro2">
          <table:table-cell office:value-type="float" office:value="3.094345" calcext:value-type="float">
            <text:p>3.094345</text:p>
          </table:table-cell>
          <table:table-cell table:number-columns-repeated="8"/>
        </table:table-row>
        <table:table-row table:style-name="ro2">
          <table:table-cell office:value-type="float" office:value="3.005788" calcext:value-type="float">
            <text:p>3.005788</text:p>
          </table:table-cell>
          <table:table-cell table:number-columns-repeated="8"/>
        </table:table-row>
        <table:table-row table:style-name="ro2">
          <table:table-cell office:value-type="float" office:value="3.095533" calcext:value-type="float">
            <text:p>3.095533</text:p>
          </table:table-cell>
          <table:table-cell table:number-columns-repeated="8"/>
        </table:table-row>
        <table:table-row table:style-name="ro2">
          <table:table-cell office:value-type="float" office:value="2.995433" calcext:value-type="float">
            <text:p>2.9954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2.337781" calcext:value-type="float">
            <text:p>2.337781</text:p>
          </table:table-cell>
          <table:table-cell table:number-columns-repeated="8"/>
        </table:table-row>
        <table:table-row table:style-name="ro2">
          <table:table-cell office:value-type="float" office:value="2.347198" calcext:value-type="float">
            <text:p>2.347198</text:p>
          </table:table-cell>
          <table:table-cell table:number-columns-repeated="8"/>
        </table:table-row>
        <table:table-row table:style-name="ro2">
          <table:table-cell office:value-type="float" office:value="2.29349" calcext:value-type="float">
            <text:p>2.29349</text:p>
          </table:table-cell>
          <table:table-cell table:number-columns-repeated="8"/>
        </table:table-row>
        <table:table-row table:style-name="ro2">
          <table:table-cell office:value-type="float" office:value="2.33031" calcext:value-type="float">
            <text:p>2.33031</text:p>
          </table:table-cell>
          <table:table-cell table:number-columns-repeated="8"/>
        </table:table-row>
        <table:table-row table:style-name="ro2">
          <table:table-cell office:value-type="float" office:value="2.373684" calcext:value-type="float">
            <text:p>2.373684</text:p>
          </table:table-cell>
          <table:table-cell table:number-columns-repeated="8"/>
        </table:table-row>
        <table:table-row table:style-name="ro2">
          <table:table-cell office:value-type="float" office:value="2.323817" calcext:value-type="float">
            <text:p>2.323817</text:p>
          </table:table-cell>
          <table:table-cell table:number-columns-repeated="8"/>
        </table:table-row>
        <table:table-row table:style-name="ro2">
          <table:table-cell office:value-type="float" office:value="2.337537" calcext:value-type="float">
            <text:p>2.337537</text:p>
          </table:table-cell>
          <table:table-cell table:number-columns-repeated="8"/>
        </table:table-row>
        <table:table-row table:style-name="ro2">
          <table:table-cell office:value-type="float" office:value="2.279299" calcext:value-type="float">
            <text:p>2.279299</text:p>
          </table:table-cell>
          <table:table-cell table:number-columns-repeated="8"/>
        </table:table-row>
        <table:table-row table:style-name="ro2">
          <table:table-cell office:value-type="float" office:value="2.363149" calcext:value-type="float">
            <text:p>2.363149</text:p>
          </table:table-cell>
          <table:table-cell table:number-columns-repeated="8"/>
        </table:table-row>
        <table:table-row table:style-name="ro2">
          <table:table-cell office:value-type="float" office:value="2.354007" calcext:value-type="float">
            <text:p>2.3540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  <table:table-cell table:number-columns-repeated="4"/>
        </table:table-row>
        <table:table-row table:style-name="ro2">
          <table:table-cell office:value-type="float" office:value="3.827119" calcext:value-type="float">
            <text:p>3.827119</text:p>
          </table:table-cell>
          <table:table-cell table:number-columns-repeated="8"/>
        </table:table-row>
        <table:table-row table:style-name="ro2">
          <table:table-cell office:value-type="float" office:value="3.924429" calcext:value-type="float">
            <text:p>3.924429</text:p>
          </table:table-cell>
          <table:table-cell table:number-columns-repeated="8"/>
        </table:table-row>
        <table:table-row table:style-name="ro2">
          <table:table-cell office:value-type="float" office:value="3.785269" calcext:value-type="float">
            <text:p>3.785269</text:p>
          </table:table-cell>
          <table:table-cell table:number-columns-repeated="8"/>
        </table:table-row>
        <table:table-row table:style-name="ro2">
          <table:table-cell office:value-type="float" office:value="3.849306" calcext:value-type="float">
            <text:p>3.849306</text:p>
          </table:table-cell>
          <table:table-cell table:number-columns-repeated="8"/>
        </table:table-row>
        <table:table-row table:style-name="ro2">
          <table:table-cell office:value-type="float" office:value="4.000323" calcext:value-type="float">
            <text:p>4.000323</text:p>
          </table:table-cell>
          <table:table-cell table:number-columns-repeated="8"/>
        </table:table-row>
        <table:table-row table:style-name="ro2">
          <table:table-cell office:value-type="float" office:value="3.741434" calcext:value-type="float">
            <text:p>3.741434</text:p>
          </table:table-cell>
          <table:table-cell table:number-columns-repeated="8"/>
        </table:table-row>
        <table:table-row table:style-name="ro2">
          <table:table-cell office:value-type="float" office:value="3.851498" calcext:value-type="float">
            <text:p>3.851498</text:p>
          </table:table-cell>
          <table:table-cell table:number-columns-repeated="8"/>
        </table:table-row>
        <table:table-row table:style-name="ro2">
          <table:table-cell office:value-type="float" office:value="3.873979" calcext:value-type="float">
            <text:p>3.873979</text:p>
          </table:table-cell>
          <table:table-cell table:number-columns-repeated="8"/>
        </table:table-row>
        <table:table-row table:style-name="ro2">
          <table:table-cell office:value-type="float" office:value="3.891232" calcext:value-type="float">
            <text:p>3.891232</text:p>
          </table:table-cell>
          <table:table-cell table:number-columns-repeated="8"/>
        </table:table-row>
        <table:table-row table:style-name="ro2">
          <table:table-cell office:value-type="float" office:value="3.830126" calcext:value-type="float">
            <text:p>3.830126</text:p>
          </table:table-cell>
          <table:table-cell table:number-columns-repeated="8"/>
        </table:table-row>
      </table:table>
      <table:table table:name="tempo-e-vazao16k" table:style-name="ta1">
        <office:forms form:automatic-focus="false" form:apply-design-mode="false"/>
        <table:shapes>
          <draw:frame draw:z-index="0" draw:style-name="gr1" draw:text-style-name="P1" svg:width="4.25in" svg:height="3.5417in" svg:x="0.0917in" svg:y="3.6626in">
            <draw:object draw:notify-on-update-of-ranges="'tempo-e-vazao16k'.B17:'tempo-e-vazao16k'.I17 'tempo-e-vazao16k'.A18:'tempo-e-vazao16k'.A18 'tempo-e-vazao16k'.B18:'tempo-e-vazao16k'.I18 'tempo-e-vazao16k'.A19:'tempo-e-vazao16k'.A19 'tempo-e-vazao16k'.B19:'tempo-e-vazao16k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764in" svg:height="3.5453in" svg:x="4.3465in" svg:y="3.6803in">
            <draw:object draw:notify-on-update-of-ranges="'tempo-e-vazao16k'.B42:'tempo-e-vazao16k'.I42 'tempo-e-vazao16k'.A43:'tempo-e-vazao16k'.A43 'tempo-e-vazao16k'.B43:'tempo-e-vazao16k'.I43 'tempo-e-vazao16k'.A44:'tempo-e-vazao16k'.A44 'tempo-e-vazao16k'.B44:'tempo-e-vazao16k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6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myMPIBroadcast rodando no clusterw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com 8000 msgs</text:p>
          </table:table-cell>
          <table:table-cell table:number-columns-repeated="4"/>
          <table:table-cell table:style-name="ce25" office:value-type="string" calcext:value-type="string">
            <text:p>tamanho mensagem</text:p>
          </table:table-cell>
          <table:table-cell table:style-name="ce7" office:value-type="float" office:value="16384" calcext:value-type="float">
            <text:p>1638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2]" office:value-type="float" office:value="0.000266" calcext:value-type="float">
            <text:p>0.000266</text:p>
          </table:table-cell>
          <table:table-cell table:style-name="ce14" table:formula="of:=[$dados16k.$A13]" office:value-type="float" office:value="4.189339" calcext:value-type="float">
            <text:p>4.189339</text:p>
          </table:table-cell>
          <table:table-cell table:style-name="ce14" table:formula="of:=[$dados16k.$A24]" office:value-type="float" office:value="3.682471" calcext:value-type="float">
            <text:p>3.682471</text:p>
          </table:table-cell>
          <table:table-cell table:style-name="ce14" table:formula="of:=[$dados16k.$A35]" office:value-type="float" office:value="4.699607" calcext:value-type="float">
            <text:p>4.699607</text:p>
          </table:table-cell>
          <table:table-cell table:style-name="ce14" table:formula="of:=[$dados16k.$A46]" office:value-type="float" office:value="3.715024" calcext:value-type="float">
            <text:p>3.715024</text:p>
          </table:table-cell>
          <table:table-cell table:style-name="ce14" table:formula="of:=[$dados16k.$A57]" office:value-type="float" office:value="5.479816" calcext:value-type="float">
            <text:p>5.479816</text:p>
          </table:table-cell>
          <table:table-cell table:style-name="ce14" table:formula="of:=[$dados16k.$A68]" office:value-type="float" office:value="4.13208" calcext:value-type="float">
            <text:p>4.132080</text:p>
          </table:table-cell>
          <table:table-cell table:style-name="ce14" table:formula="of:=[$dados16k.$A79]" office:value-type="float" office:value="6.215636" calcext:value-type="float">
            <text:p>6.21563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3]" office:value-type="float" office:value="0.000267" calcext:value-type="float">
            <text:p>0.000267</text:p>
          </table:table-cell>
          <table:table-cell table:style-name="ce14" table:formula="of:=[$dados16k.$A14]" office:value-type="float" office:value="4.027376" calcext:value-type="float">
            <text:p>4.027376</text:p>
          </table:table-cell>
          <table:table-cell table:style-name="ce14" table:formula="of:=[$dados16k.$A25]" office:value-type="float" office:value="3.402493" calcext:value-type="float">
            <text:p>3.402493</text:p>
          </table:table-cell>
          <table:table-cell table:style-name="ce14" table:formula="of:=[$dados16k.$A36]" office:value-type="float" office:value="4.859689" calcext:value-type="float">
            <text:p>4.859689</text:p>
          </table:table-cell>
          <table:table-cell table:style-name="ce14" table:formula="of:=[$dados16k.$A47]" office:value-type="float" office:value="3.687241" calcext:value-type="float">
            <text:p>3.687241</text:p>
          </table:table-cell>
          <table:table-cell table:style-name="ce14" table:formula="of:=[$dados16k.$A58]" office:value-type="float" office:value="5.424663" calcext:value-type="float">
            <text:p>5.424663</text:p>
          </table:table-cell>
          <table:table-cell table:style-name="ce14" table:formula="of:=[$dados16k.$A69]" office:value-type="float" office:value="4.247175" calcext:value-type="float">
            <text:p>4.247175</text:p>
          </table:table-cell>
          <table:table-cell table:style-name="ce14" table:formula="of:=[$dados16k.$A80]" office:value-type="float" office:value="6.087571" calcext:value-type="float">
            <text:p>6.087571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4]" office:value-type="float" office:value="0.000271" calcext:value-type="float">
            <text:p>0.000271</text:p>
          </table:table-cell>
          <table:table-cell table:style-name="ce14" table:formula="of:=[$dados16k.$A15]" office:value-type="float" office:value="3.766576" calcext:value-type="float">
            <text:p>3.766576</text:p>
          </table:table-cell>
          <table:table-cell table:style-name="ce14" table:formula="of:=[$dados16k.$A26]" office:value-type="float" office:value="3.669502" calcext:value-type="float">
            <text:p>3.669502</text:p>
          </table:table-cell>
          <table:table-cell table:style-name="ce14" table:formula="of:=[$dados16k.$A37]" office:value-type="float" office:value="4.80037" calcext:value-type="float">
            <text:p>4.800370</text:p>
          </table:table-cell>
          <table:table-cell table:style-name="ce14" table:formula="of:=[$dados16k.$A48]" office:value-type="float" office:value="3.688858" calcext:value-type="float">
            <text:p>3.688858</text:p>
          </table:table-cell>
          <table:table-cell table:style-name="ce14" table:formula="of:=[$dados16k.$A59]" office:value-type="float" office:value="5.385678" calcext:value-type="float">
            <text:p>5.385678</text:p>
          </table:table-cell>
          <table:table-cell table:style-name="ce14" table:formula="of:=[$dados16k.$A70]" office:value-type="float" office:value="4.228237" calcext:value-type="float">
            <text:p>4.228237</text:p>
          </table:table-cell>
          <table:table-cell table:style-name="ce14" table:formula="of:=[$dados16k.$A81]" office:value-type="float" office:value="6.184804" calcext:value-type="float">
            <text:p>6.1848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5]" office:value-type="float" office:value="0.000274" calcext:value-type="float">
            <text:p>0.000274</text:p>
          </table:table-cell>
          <table:table-cell table:style-name="ce14" table:formula="of:=[$dados16k.$A16]" office:value-type="float" office:value="4.104703" calcext:value-type="float">
            <text:p>4.104703</text:p>
          </table:table-cell>
          <table:table-cell table:style-name="ce14" table:formula="of:=[$dados16k.$A27]" office:value-type="float" office:value="3.461465" calcext:value-type="float">
            <text:p>3.461465</text:p>
          </table:table-cell>
          <table:table-cell table:style-name="ce14" table:formula="of:=[$dados16k.$A38]" office:value-type="float" office:value="4.765424" calcext:value-type="float">
            <text:p>4.765424</text:p>
          </table:table-cell>
          <table:table-cell table:style-name="ce14" table:formula="of:=[$dados16k.$A49]" office:value-type="float" office:value="3.637166" calcext:value-type="float">
            <text:p>3.637166</text:p>
          </table:table-cell>
          <table:table-cell table:style-name="ce14" table:formula="of:=[$dados16k.$A60]" office:value-type="float" office:value="5.413094" calcext:value-type="float">
            <text:p>5.413094</text:p>
          </table:table-cell>
          <table:table-cell table:style-name="ce14" table:formula="of:=[$dados16k.$A71]" office:value-type="float" office:value="4.313226" calcext:value-type="float">
            <text:p>4.313226</text:p>
          </table:table-cell>
          <table:table-cell table:style-name="ce14" table:formula="of:=[$dados16k.$A82]" office:value-type="float" office:value="6.111649" calcext:value-type="float">
            <text:p>6.11164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6]" office:value-type="float" office:value="0.000288" calcext:value-type="float">
            <text:p>0.000288</text:p>
          </table:table-cell>
          <table:table-cell table:style-name="ce14" table:formula="of:=[$dados16k.$A17]" office:value-type="float" office:value="3.766953" calcext:value-type="float">
            <text:p>3.766953</text:p>
          </table:table-cell>
          <table:table-cell table:style-name="ce14" table:formula="of:=[$dados16k.$A28]" office:value-type="float" office:value="3.668452" calcext:value-type="float">
            <text:p>3.668452</text:p>
          </table:table-cell>
          <table:table-cell table:style-name="ce14" table:formula="of:=[$dados16k.$A39]" office:value-type="float" office:value="4.738419" calcext:value-type="float">
            <text:p>4.738419</text:p>
          </table:table-cell>
          <table:table-cell table:style-name="ce14" table:formula="of:=[$dados16k.$A50]" office:value-type="float" office:value="3.681428" calcext:value-type="float">
            <text:p>3.681428</text:p>
          </table:table-cell>
          <table:table-cell table:style-name="ce14" table:formula="of:=[$dados16k.$A61]" office:value-type="float" office:value="5.448578" calcext:value-type="float">
            <text:p>5.448578</text:p>
          </table:table-cell>
          <table:table-cell table:style-name="ce14" table:formula="of:=[$dados16k.$A72]" office:value-type="float" office:value="4.11173" calcext:value-type="float">
            <text:p>4.111730</text:p>
          </table:table-cell>
          <table:table-cell table:style-name="ce14" table:formula="of:=[$dados16k.$A83]" office:value-type="float" office:value="6.124515" calcext:value-type="float">
            <text:p>6.12451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7]" office:value-type="float" office:value="0.000274" calcext:value-type="float">
            <text:p>0.000274</text:p>
          </table:table-cell>
          <table:table-cell table:style-name="ce14" table:formula="of:=[$dados16k.$A18]" office:value-type="float" office:value="3.944221" calcext:value-type="float">
            <text:p>3.944221</text:p>
          </table:table-cell>
          <table:table-cell table:style-name="ce14" table:formula="of:=[$dados16k.$A29]" office:value-type="float" office:value="3.453099" calcext:value-type="float">
            <text:p>3.453099</text:p>
          </table:table-cell>
          <table:table-cell table:style-name="ce14" table:formula="of:=[$dados16k.$A40]" office:value-type="float" office:value="4.791542" calcext:value-type="float">
            <text:p>4.791542</text:p>
          </table:table-cell>
          <table:table-cell table:style-name="ce14" table:formula="of:=[$dados16k.$A51]" office:value-type="float" office:value="3.749491" calcext:value-type="float">
            <text:p>3.749491</text:p>
          </table:table-cell>
          <table:table-cell table:style-name="ce14" table:formula="of:=[$dados16k.$A62]" office:value-type="float" office:value="5.385826" calcext:value-type="float">
            <text:p>5.385826</text:p>
          </table:table-cell>
          <table:table-cell table:style-name="ce14" table:formula="of:=[$dados16k.$A73]" office:value-type="float" office:value="4.218195" calcext:value-type="float">
            <text:p>4.218195</text:p>
          </table:table-cell>
          <table:table-cell table:style-name="ce14" table:formula="of:=[$dados16k.$A84]" office:value-type="float" office:value="6.115069" calcext:value-type="float">
            <text:p>6.115069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8]" office:value-type="float" office:value="0.000273" calcext:value-type="float">
            <text:p>0.000273</text:p>
          </table:table-cell>
          <table:table-cell table:style-name="ce14" table:formula="of:=[$dados16k.$A19]" office:value-type="float" office:value="4.218283" calcext:value-type="float">
            <text:p>4.218283</text:p>
          </table:table-cell>
          <table:table-cell table:style-name="ce14" table:formula="of:=[$dados16k.$A30]" office:value-type="float" office:value="3.741542" calcext:value-type="float">
            <text:p>3.741542</text:p>
          </table:table-cell>
          <table:table-cell table:style-name="ce14" table:formula="of:=[$dados16k.$A41]" office:value-type="float" office:value="4.763827" calcext:value-type="float">
            <text:p>4.763827</text:p>
          </table:table-cell>
          <table:table-cell table:style-name="ce14" table:formula="of:=[$dados16k.$A52]" office:value-type="float" office:value="3.739947" calcext:value-type="float">
            <text:p>3.739947</text:p>
          </table:table-cell>
          <table:table-cell table:style-name="ce14" table:formula="of:=[$dados16k.$A63]" office:value-type="float" office:value="5.489618" calcext:value-type="float">
            <text:p>5.489618</text:p>
          </table:table-cell>
          <table:table-cell table:style-name="ce14" table:formula="of:=[$dados16k.$A74]" office:value-type="float" office:value="4.252059" calcext:value-type="float">
            <text:p>4.252059</text:p>
          </table:table-cell>
          <table:table-cell table:style-name="ce14" table:formula="of:=[$dados16k.$A85]" office:value-type="float" office:value="6.36016" calcext:value-type="float">
            <text:p>6.3601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9]" office:value-type="float" office:value="0.000266" calcext:value-type="float">
            <text:p>0.000266</text:p>
          </table:table-cell>
          <table:table-cell table:style-name="ce14" table:formula="of:=[$dados16k.$A20]" office:value-type="float" office:value="4.10788" calcext:value-type="float">
            <text:p>4.107880</text:p>
          </table:table-cell>
          <table:table-cell table:style-name="ce14" table:formula="of:=[$dados16k.$A31]" office:value-type="float" office:value="3.478606" calcext:value-type="float">
            <text:p>3.478606</text:p>
          </table:table-cell>
          <table:table-cell table:style-name="ce14" table:formula="of:=[$dados16k.$A42]" office:value-type="float" office:value="4.74648" calcext:value-type="float">
            <text:p>4.746480</text:p>
          </table:table-cell>
          <table:table-cell table:style-name="ce14" table:formula="of:=[$dados16k.$A53]" office:value-type="float" office:value="3.725586" calcext:value-type="float">
            <text:p>3.725586</text:p>
          </table:table-cell>
          <table:table-cell table:style-name="ce14" table:formula="of:=[$dados16k.$A64]" office:value-type="float" office:value="5.483405" calcext:value-type="float">
            <text:p>5.483405</text:p>
          </table:table-cell>
          <table:table-cell table:style-name="ce14" table:formula="of:=[$dados16k.$A75]" office:value-type="float" office:value="4.210531" calcext:value-type="float">
            <text:p>4.210531</text:p>
          </table:table-cell>
          <table:table-cell table:style-name="ce14" table:formula="of:=[$dados16k.$A86]" office:value-type="float" office:value="6.033914" calcext:value-type="float">
            <text:p>6.03391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10]" office:value-type="float" office:value="0.000284" calcext:value-type="float">
            <text:p>0.000284</text:p>
          </table:table-cell>
          <table:table-cell table:style-name="ce14" table:formula="of:=[$dados16k.$A21]" office:value-type="float" office:value="3.810475" calcext:value-type="float">
            <text:p>3.810475</text:p>
          </table:table-cell>
          <table:table-cell table:style-name="ce14" table:formula="of:=[$dados16k.$A32]" office:value-type="float" office:value="3.61633" calcext:value-type="float">
            <text:p>3.616330</text:p>
          </table:table-cell>
          <table:table-cell table:style-name="ce14" table:formula="of:=[$dados16k.$A43]" office:value-type="float" office:value="4.721942" calcext:value-type="float">
            <text:p>4.721942</text:p>
          </table:table-cell>
          <table:table-cell table:style-name="ce14" table:formula="of:=[$dados16k.$A54]" office:value-type="float" office:value="3.663404" calcext:value-type="float">
            <text:p>3.663404</text:p>
          </table:table-cell>
          <table:table-cell table:style-name="ce14" table:formula="of:=[$dados16k.$A65]" office:value-type="float" office:value="5.453681" calcext:value-type="float">
            <text:p>5.453681</text:p>
          </table:table-cell>
          <table:table-cell table:style-name="ce14" table:formula="of:=[$dados16k.$A76]" office:value-type="float" office:value="4.191518" calcext:value-type="float">
            <text:p>4.191518</text:p>
          </table:table-cell>
          <table:table-cell table:style-name="ce14" table:formula="of:=[$dados16k.$A87]" office:value-type="float" office:value="6.356072" calcext:value-type="float">
            <text:p>6.35607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16k.$A11]" office:value-type="float" office:value="0.000271" calcext:value-type="float">
            <text:p>0.000271</text:p>
          </table:table-cell>
          <table:table-cell table:style-name="ce14" table:formula="of:=[$dados16k.$A22]" office:value-type="float" office:value="3.970567" calcext:value-type="float">
            <text:p>3.970567</text:p>
          </table:table-cell>
          <table:table-cell table:style-name="ce14" table:formula="of:=[$dados16k.$A33]" office:value-type="float" office:value="3.477453" calcext:value-type="float">
            <text:p>3.477453</text:p>
          </table:table-cell>
          <table:table-cell table:style-name="ce14" table:formula="of:=[$dados16k.$A44]" office:value-type="float" office:value="4.878678" calcext:value-type="float">
            <text:p>4.878678</text:p>
          </table:table-cell>
          <table:table-cell table:style-name="ce14" table:formula="of:=[$dados16k.$A55]" office:value-type="float" office:value="3.759762" calcext:value-type="float">
            <text:p>3.759762</text:p>
          </table:table-cell>
          <table:table-cell table:style-name="ce14" table:formula="of:=[$dados16k.$A66]" office:value-type="float" office:value="5.455221" calcext:value-type="float">
            <text:p>5.455221</text:p>
          </table:table-cell>
          <table:table-cell table:style-name="ce14" table:formula="of:=[$dados16k.$A77]" office:value-type="float" office:value="4.138378" calcext:value-type="float">
            <text:p>4.138378</text:p>
          </table:table-cell>
          <table:table-cell table:style-name="ce14" table:formula="of:=[$dados16k.$A88]" office:value-type="float" office:value="6.183103" calcext:value-type="float">
            <text:p>6.183103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0.27" calcext:value-type="float">
            <text:p>0.27</text:p>
          </table:table-cell>
          <table:table-cell table:style-name="ce6" table:formula="of:=ROUND(SUM([.C5:.C14])*1000/10;2)" office:value-type="float" office:value="3990.64" calcext:value-type="float">
            <text:p>3990.64</text:p>
          </table:table-cell>
          <table:table-cell table:style-name="ce6" table:formula="of:=ROUND(SUM([.D5:.D14])*1000/10;2)" office:value-type="float" office:value="3565.14" calcext:value-type="float">
            <text:p>3565.14</text:p>
          </table:table-cell>
          <table:table-cell table:style-name="ce6" table:formula="of:=ROUND(SUM([.E5:.E14])*1000/10;2)" office:value-type="float" office:value="4776.6" calcext:value-type="float">
            <text:p>4776.6</text:p>
          </table:table-cell>
          <table:table-cell table:style-name="ce6" table:formula="of:=ROUND(SUM([.F5:.F14])*1000/10;2)" office:value-type="float" office:value="3704.79" calcext:value-type="float">
            <text:p>3704.79</text:p>
          </table:table-cell>
          <table:table-cell table:style-name="ce6" table:formula="of:=ROUND(SUM([.G5:.G14])*1000/10;2)" office:value-type="float" office:value="5441.96" calcext:value-type="float">
            <text:p>5441.96</text:p>
          </table:table-cell>
          <table:table-cell table:style-name="ce6" table:formula="of:=ROUND(SUM([.H5:.H14])*1000/10;2)" office:value-type="float" office:value="4204.31" calcext:value-type="float">
            <text:p>4204.31</text:p>
          </table:table-cell>
          <table:table-cell table:style-name="ce6" table:formula="of:=ROUND(SUM([.I5:.I14])*1000/10;2)" office:value-type="float" office:value="6177.25" calcext:value-type="float">
            <text:p>6177.25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0" calcext:value-type="float">
            <text:p>0.00</text:p>
          </table:table-cell>
          <table:table-cell table:style-name="ce20" table:formula="of:=ROUND([.$B18]/[.D18];2)" office:value-type="float" office:value="0" calcext:value-type="float">
            <text:p>0.00</text:p>
          </table:table-cell>
          <table:table-cell table:style-name="ce20" table:formula="of:=ROUND([.$B18]/[.E18];2)" office:value-type="float" office:value="0" calcext:value-type="float">
            <text:p>0.00</text:p>
          </table:table-cell>
          <table:table-cell table:style-name="ce20" table:formula="of:=ROUND([.$B18]/[.F18];2)" office:value-type="float" office:value="0" calcext:value-type="float">
            <text:p>0.00</text:p>
          </table:table-cell>
          <table:table-cell table:style-name="ce20" table:formula="of:=ROUND([.$B18]/[.G18];2)" office:value-type="float" office:value="0" calcext:value-type="float">
            <text:p>0.00</text:p>
          </table:table-cell>
          <table:table-cell table:style-name="ce20" table:formula="of:=ROUND([.$B18]/[.H18];2)" office:value-type="float" office:value="0" calcext:value-type="float">
            <text:p>0.00</text:p>
          </table:table-cell>
          <table:table-cell table:style-name="ce20" table:formula="of:=ROUND([.$B18]/[.I18];2)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61" calcext:value-type="float">
            <text:p>61</text:p>
          </table:table-cell>
          <table:table-cell table:style-name="ce6" table:formula="of:=ROUND([.$I$2]/(([.C18]/1000)*1000*1000);0)" office:value-type="float" office:value="0" calcext:value-type="float">
            <text:p>0</text:p>
          </table:table-cell>
          <table:table-cell table:style-name="ce6" table:formula="of:=ROUND([.$I$2]/(([.D18]/1000)*1000*1000);0)" office:value-type="float" office:value="0" calcext:value-type="float">
            <text:p>0</text:p>
          </table:table-cell>
          <table:table-cell table:style-name="ce6" table:formula="of:=ROUND([.$I$2]/(([.E18]/1000)*1000*1000);0)" office:value-type="float" office:value="0" calcext:value-type="float">
            <text:p>0</text:p>
          </table:table-cell>
          <table:table-cell table:style-name="ce6" table:formula="of:=ROUND([.$I$2]/(([.F18]/1000)*1000*1000);0)" office:value-type="float" office:value="0" calcext:value-type="float">
            <text:p>0</text:p>
          </table:table-cell>
          <table:table-cell table:style-name="ce6" table:formula="of:=ROUND([.$I$2]/(([.G18]/1000)*1000*1000);0)" office:value-type="float" office:value="0" calcext:value-type="float">
            <text:p>0</text:p>
          </table:table-cell>
          <table:table-cell table:style-name="ce6" table:formula="of:=ROUND([.$I$2]/(([.H18]/1000)*1000*1000);0)" office:value-type="float" office:value="0" calcext:value-type="float">
            <text:p>0</text:p>
          </table:table-cell>
          <table:table-cell table:style-name="ce6" table:formula="of:=ROUND([.$I$2]/(([.I18]/1000)*1000*1000);0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0" calcext:value-type="float">
            <text:p>0.00</text:p>
          </table:table-cell>
          <table:table-cell table:style-name="ce17" table:formula="of:=[.D19]" office:value-type="float" office:value="0" calcext:value-type="float">
            <text:p>0.00</text:p>
          </table:table-cell>
          <table:table-cell table:style-name="ce17" table:formula="of:=[.E19]" office:value-type="float" office:value="0" calcext:value-type="float">
            <text:p>0.00</text:p>
          </table:table-cell>
          <table:table-cell table:style-name="ce17" table:formula="of:=[.F19]" office:value-type="float" office:value="0" calcext:value-type="float">
            <text:p>0.00</text:p>
          </table:table-cell>
          <table:table-cell table:style-name="ce17" table:formula="of:=[.G19]" office:value-type="float" office:value="0" calcext:value-type="float">
            <text:p>0.00</text:p>
          </table:table-cell>
          <table:table-cell table:style-name="ce17" table:formula="of:=[.H19]" office:value-type="float" office:value="0" calcext:value-type="float">
            <text:p>0.00</text:p>
          </table:table-cell>
          <table:table-cell table:style-name="ce17" table:formula="of:=[.I19]" office:value-type="float" office:value="0" calcext:value-type="float">
            <text:p>0.00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16k" table:style-name="ta1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Executando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000266" calcext:value-type="float">
            <text:p>0.000266</text:p>
          </table:table-cell>
          <table:table-cell table:number-columns-repeated="4"/>
        </table:table-row>
        <table:table-row table:style-name="ro2">
          <table:table-cell office:value-type="float" office:value="0.000267" calcext:value-type="float">
            <text:p>0.000267</text:p>
          </table:table-cell>
          <table:table-cell table:number-columns-repeated="4"/>
        </table:table-row>
        <table:table-row table:style-name="ro2">
          <table:table-cell office:value-type="float" office:value="0.000271" calcext:value-type="float">
            <text:p>0.000271</text:p>
          </table:table-cell>
          <table:table-cell table:number-columns-repeated="4"/>
        </table:table-row>
        <table:table-row table:style-name="ro2">
          <table:table-cell office:value-type="float" office:value="0.000274" calcext:value-type="float">
            <text:p>0.000274</text:p>
          </table:table-cell>
          <table:table-cell table:number-columns-repeated="4"/>
        </table:table-row>
        <table:table-row table:style-name="ro2">
          <table:table-cell office:value-type="float" office:value="0.000288" calcext:value-type="float">
            <text:p>0.000288</text:p>
          </table:table-cell>
          <table:table-cell table:number-columns-repeated="4"/>
        </table:table-row>
        <table:table-row table:style-name="ro2">
          <table:table-cell table:style-name="ce28" office:value-type="float" office:value="0.000274" calcext:value-type="float">
            <text:p>0.00</text:p>
          </table:table-cell>
          <table:table-cell table:number-columns-repeated="4"/>
        </table:table-row>
        <table:table-row table:style-name="ro2">
          <table:table-cell office:value-type="float" office:value="0.000273" calcext:value-type="float">
            <text:p>0.000273</text:p>
          </table:table-cell>
          <table:table-cell table:number-columns-repeated="4"/>
        </table:table-row>
        <table:table-row table:style-name="ro2">
          <table:table-cell office:value-type="float" office:value="0.000266" calcext:value-type="float">
            <text:p>0.000266</text:p>
          </table:table-cell>
          <table:table-cell table:number-columns-repeated="4"/>
        </table:table-row>
        <table:table-row table:style-name="ro2">
          <table:table-cell office:value-type="float" office:value="0.000284" calcext:value-type="float">
            <text:p>0.000284</text:p>
          </table:table-cell>
          <table:table-cell table:number-columns-repeated="4"/>
        </table:table-row>
        <table:table-row table:style-name="ro2">
          <table:table-cell office:value-type="float" office:value="0.000271" calcext:value-type="float">
            <text:p>0.0002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4.189339" calcext:value-type="float">
            <text:p>4.189339</text:p>
          </table:table-cell>
          <table:table-cell table:number-columns-repeated="4"/>
        </table:table-row>
        <table:table-row table:style-name="ro2">
          <table:table-cell office:value-type="float" office:value="4.027376" calcext:value-type="float">
            <text:p>4.027376</text:p>
          </table:table-cell>
          <table:table-cell table:number-columns-repeated="4"/>
        </table:table-row>
        <table:table-row table:style-name="ro2">
          <table:table-cell office:value-type="float" office:value="3.766576" calcext:value-type="float">
            <text:p>3.766576</text:p>
          </table:table-cell>
          <table:table-cell table:number-columns-repeated="4"/>
        </table:table-row>
        <table:table-row table:style-name="ro2">
          <table:table-cell office:value-type="float" office:value="4.104703" calcext:value-type="float">
            <text:p>4.104703</text:p>
          </table:table-cell>
          <table:table-cell table:number-columns-repeated="4"/>
        </table:table-row>
        <table:table-row table:style-name="ro2">
          <table:table-cell office:value-type="float" office:value="3.766953" calcext:value-type="float">
            <text:p>3.766953</text:p>
          </table:table-cell>
          <table:table-cell table:number-columns-repeated="4"/>
        </table:table-row>
        <table:table-row table:style-name="ro2">
          <table:table-cell office:value-type="float" office:value="3.944221" calcext:value-type="float">
            <text:p>3.944221</text:p>
          </table:table-cell>
          <table:table-cell table:number-columns-repeated="4"/>
        </table:table-row>
        <table:table-row table:style-name="ro2">
          <table:table-cell office:value-type="float" office:value="4.218283" calcext:value-type="float">
            <text:p>4.218283</text:p>
          </table:table-cell>
          <table:table-cell table:number-columns-repeated="4"/>
        </table:table-row>
        <table:table-row table:style-name="ro2">
          <table:table-cell office:value-type="float" office:value="4.10788" calcext:value-type="float">
            <text:p>4.10788</text:p>
          </table:table-cell>
          <table:table-cell table:number-columns-repeated="4"/>
        </table:table-row>
        <table:table-row table:style-name="ro2">
          <table:table-cell office:value-type="float" office:value="3.810475" calcext:value-type="float">
            <text:p>3.810475</text:p>
          </table:table-cell>
          <table:table-cell table:number-columns-repeated="4"/>
        </table:table-row>
        <table:table-row table:style-name="ro2">
          <table:table-cell office:value-type="float" office:value="3.970567" calcext:value-type="float">
            <text:p>3.9705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3.682471" calcext:value-type="float">
            <text:p>3.682471</text:p>
          </table:table-cell>
          <table:table-cell table:number-columns-repeated="4"/>
        </table:table-row>
        <table:table-row table:style-name="ro2">
          <table:table-cell office:value-type="float" office:value="3.402493" calcext:value-type="float">
            <text:p>3.402493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float" office:value="3.669502" calcext:value-type="float">
            <text:p>3.669502</text:p>
          </table:table-cell>
          <table:table-cell table:number-columns-repeated="4"/>
        </table:table-row>
        <table:table-row table:style-name="ro2">
          <table:table-cell office:value-type="float" office:value="3.461465" calcext:value-type="float">
            <text:p>3.461465</text:p>
          </table:table-cell>
          <table:table-cell table:number-columns-repeated="4"/>
        </table:table-row>
        <table:table-row table:style-name="ro2">
          <table:table-cell office:value-type="float" office:value="3.668452" calcext:value-type="float">
            <text:p>3.668452</text:p>
          </table:table-cell>
          <table:table-cell table:number-columns-repeated="4"/>
        </table:table-row>
        <table:table-row table:style-name="ro2">
          <table:table-cell office:value-type="float" office:value="3.453099" calcext:value-type="float">
            <text:p>3.453099</text:p>
          </table:table-cell>
          <table:table-cell table:number-columns-repeated="4"/>
        </table:table-row>
        <table:table-row table:style-name="ro2">
          <table:table-cell office:value-type="float" office:value="3.741542" calcext:value-type="float">
            <text:p>3.741542</text:p>
          </table:table-cell>
          <table:table-cell table:number-columns-repeated="4"/>
        </table:table-row>
        <table:table-row table:style-name="ro2">
          <table:table-cell office:value-type="float" office:value="3.478606" calcext:value-type="float">
            <text:p>3.478606</text:p>
          </table:table-cell>
          <table:table-cell table:number-columns-repeated="4"/>
        </table:table-row>
        <table:table-row table:style-name="ro2">
          <table:table-cell office:value-type="float" office:value="3.61633" calcext:value-type="float">
            <text:p>3.61633</text:p>
          </table:table-cell>
          <table:table-cell table:number-columns-repeated="4"/>
        </table:table-row>
        <table:table-row table:style-name="ro2">
          <table:table-cell office:value-type="float" office:value="3.477453" calcext:value-type="float">
            <text:p>3.4774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4.699607" calcext:value-type="float">
            <text:p>4.699607</text:p>
          </table:table-cell>
          <table:table-cell table:number-columns-repeated="4"/>
        </table:table-row>
        <table:table-row table:style-name="ro2">
          <table:table-cell office:value-type="float" office:value="4.859689" calcext:value-type="float">
            <text:p>4.859689</text:p>
          </table:table-cell>
          <table:table-cell table:number-columns-repeated="4"/>
        </table:table-row>
        <table:table-row table:style-name="ro2">
          <table:table-cell office:value-type="float" office:value="4.80037" calcext:value-type="float">
            <text:p>4.80037</text:p>
          </table:table-cell>
          <table:table-cell table:number-columns-repeated="4"/>
        </table:table-row>
        <table:table-row table:style-name="ro2">
          <table:table-cell office:value-type="float" office:value="4.765424" calcext:value-type="float">
            <text:p>4.765424</text:p>
          </table:table-cell>
          <table:table-cell table:number-columns-repeated="4"/>
        </table:table-row>
        <table:table-row table:style-name="ro2">
          <table:table-cell office:value-type="float" office:value="4.738419" calcext:value-type="float">
            <text:p>4.738419</text:p>
          </table:table-cell>
          <table:table-cell table:number-columns-repeated="4"/>
        </table:table-row>
        <table:table-row table:style-name="ro2">
          <table:table-cell office:value-type="float" office:value="4.791542" calcext:value-type="float">
            <text:p>4.791542</text:p>
          </table:table-cell>
          <table:table-cell table:number-columns-repeated="4"/>
        </table:table-row>
        <table:table-row table:style-name="ro2">
          <table:table-cell office:value-type="float" office:value="4.763827" calcext:value-type="float">
            <text:p>4.763827</text:p>
          </table:table-cell>
          <table:table-cell table:number-columns-repeated="4"/>
        </table:table-row>
        <table:table-row table:style-name="ro2">
          <table:table-cell office:value-type="float" office:value="4.74648" calcext:value-type="float">
            <text:p>4.74648</text:p>
          </table:table-cell>
          <table:table-cell table:number-columns-repeated="4"/>
        </table:table-row>
        <table:table-row table:style-name="ro2">
          <table:table-cell office:value-type="float" office:value="4.721942" calcext:value-type="float">
            <text:p>4.721942</text:p>
          </table:table-cell>
          <table:table-cell table:number-columns-repeated="4"/>
        </table:table-row>
        <table:table-row table:style-name="ro2">
          <table:table-cell office:value-type="float" office:value="4.878678" calcext:value-type="float">
            <text:p>4.8786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3.715024" calcext:value-type="float">
            <text:p>3.715024</text:p>
          </table:table-cell>
          <table:table-cell table:number-columns-repeated="4"/>
        </table:table-row>
        <table:table-row table:style-name="ro2">
          <table:table-cell office:value-type="float" office:value="3.687241" calcext:value-type="float">
            <text:p>3.687241</text:p>
          </table:table-cell>
          <table:table-cell table:number-columns-repeated="4"/>
        </table:table-row>
        <table:table-row table:style-name="ro2">
          <table:table-cell office:value-type="float" office:value="3.688858" calcext:value-type="float">
            <text:p>3.688858</text:p>
          </table:table-cell>
          <table:table-cell table:number-columns-repeated="4"/>
        </table:table-row>
        <table:table-row table:style-name="ro2">
          <table:table-cell office:value-type="float" office:value="3.637166" calcext:value-type="float">
            <text:p>3.637166</text:p>
          </table:table-cell>
          <table:table-cell table:number-columns-repeated="4"/>
        </table:table-row>
        <table:table-row table:style-name="ro2">
          <table:table-cell office:value-type="float" office:value="3.681428" calcext:value-type="float">
            <text:p>3.681428</text:p>
          </table:table-cell>
          <table:table-cell table:number-columns-repeated="4"/>
        </table:table-row>
        <table:table-row table:style-name="ro2">
          <table:table-cell office:value-type="float" office:value="3.749491" calcext:value-type="float">
            <text:p>3.749491</text:p>
          </table:table-cell>
          <table:table-cell table:number-columns-repeated="4"/>
        </table:table-row>
        <table:table-row table:style-name="ro2">
          <table:table-cell office:value-type="float" office:value="3.739947" calcext:value-type="float">
            <text:p>3.739947</text:p>
          </table:table-cell>
          <table:table-cell table:number-columns-repeated="4"/>
        </table:table-row>
        <table:table-row table:style-name="ro2">
          <table:table-cell office:value-type="float" office:value="3.725586" calcext:value-type="float">
            <text:p>3.725586</text:p>
          </table:table-cell>
          <table:table-cell table:number-columns-repeated="4"/>
        </table:table-row>
        <table:table-row table:style-name="ro2">
          <table:table-cell office:value-type="float" office:value="3.663404" calcext:value-type="float">
            <text:p>3.663404</text:p>
          </table:table-cell>
          <table:table-cell table:number-columns-repeated="4"/>
        </table:table-row>
        <table:table-row table:style-name="ro2">
          <table:table-cell office:value-type="float" office:value="3.759762" calcext:value-type="float">
            <text:p>3.7597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5.479816" calcext:value-type="float">
            <text:p>5.479816</text:p>
          </table:table-cell>
          <table:table-cell table:number-columns-repeated="4"/>
        </table:table-row>
        <table:table-row table:style-name="ro2">
          <table:table-cell office:value-type="float" office:value="5.424663" calcext:value-type="float">
            <text:p>5.424663</text:p>
          </table:table-cell>
          <table:table-cell table:number-columns-repeated="4"/>
        </table:table-row>
        <table:table-row table:style-name="ro2">
          <table:table-cell office:value-type="float" office:value="5.385678" calcext:value-type="float">
            <text:p>5.385678</text:p>
          </table:table-cell>
          <table:table-cell table:number-columns-repeated="4"/>
        </table:table-row>
        <table:table-row table:style-name="ro2">
          <table:table-cell office:value-type="float" office:value="5.413094" calcext:value-type="float">
            <text:p>5.413094</text:p>
          </table:table-cell>
          <table:table-cell table:number-columns-repeated="4"/>
        </table:table-row>
        <table:table-row table:style-name="ro2">
          <table:table-cell office:value-type="float" office:value="5.448578" calcext:value-type="float">
            <text:p>5.448578</text:p>
          </table:table-cell>
          <table:table-cell table:number-columns-repeated="4"/>
        </table:table-row>
        <table:table-row table:style-name="ro2">
          <table:table-cell office:value-type="float" office:value="5.385826" calcext:value-type="float">
            <text:p>5.385826</text:p>
          </table:table-cell>
          <table:table-cell table:number-columns-repeated="4"/>
        </table:table-row>
        <table:table-row table:style-name="ro2">
          <table:table-cell office:value-type="float" office:value="5.489618" calcext:value-type="float">
            <text:p>5.489618</text:p>
          </table:table-cell>
          <table:table-cell table:number-columns-repeated="4"/>
        </table:table-row>
        <table:table-row table:style-name="ro2">
          <table:table-cell office:value-type="float" office:value="5.483405" calcext:value-type="float">
            <text:p>5.483405</text:p>
          </table:table-cell>
          <table:table-cell table:number-columns-repeated="4"/>
        </table:table-row>
        <table:table-row table:style-name="ro2">
          <table:table-cell office:value-type="float" office:value="5.453681" calcext:value-type="float">
            <text:p>5.453681</text:p>
          </table:table-cell>
          <table:table-cell table:number-columns-repeated="4"/>
        </table:table-row>
        <table:table-row table:style-name="ro2">
          <table:table-cell office:value-type="float" office:value="5.455221" calcext:value-type="float">
            <text:p>5.4552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4.13208" calcext:value-type="float">
            <text:p>4.13208</text:p>
          </table:table-cell>
          <table:table-cell table:number-columns-repeated="4"/>
        </table:table-row>
        <table:table-row table:style-name="ro2">
          <table:table-cell office:value-type="float" office:value="4.247175" calcext:value-type="float">
            <text:p>4.247175</text:p>
          </table:table-cell>
          <table:table-cell table:number-columns-repeated="4"/>
        </table:table-row>
        <table:table-row table:style-name="ro2">
          <table:table-cell office:value-type="float" office:value="4.228237" calcext:value-type="float">
            <text:p>4.228237</text:p>
          </table:table-cell>
          <table:table-cell table:number-columns-repeated="4"/>
        </table:table-row>
        <table:table-row table:style-name="ro2">
          <table:table-cell office:value-type="float" office:value="4.313226" calcext:value-type="float">
            <text:p>4.313226</text:p>
          </table:table-cell>
          <table:table-cell table:number-columns-repeated="4"/>
        </table:table-row>
        <table:table-row table:style-name="ro2">
          <table:table-cell office:value-type="float" office:value="4.11173" calcext:value-type="float">
            <text:p>4.11173</text:p>
          </table:table-cell>
          <table:table-cell table:number-columns-repeated="4"/>
        </table:table-row>
        <table:table-row table:style-name="ro2">
          <table:table-cell office:value-type="float" office:value="4.218195" calcext:value-type="float">
            <text:p>4.218195</text:p>
          </table:table-cell>
          <table:table-cell table:number-columns-repeated="4"/>
        </table:table-row>
        <table:table-row table:style-name="ro2">
          <table:table-cell office:value-type="float" office:value="4.252059" calcext:value-type="float">
            <text:p>4.252059</text:p>
          </table:table-cell>
          <table:table-cell table:number-columns-repeated="4"/>
        </table:table-row>
        <table:table-row table:style-name="ro2">
          <table:table-cell office:value-type="float" office:value="4.210531" calcext:value-type="float">
            <text:p>4.210531</text:p>
          </table:table-cell>
          <table:table-cell table:number-columns-repeated="4"/>
        </table:table-row>
        <table:table-row table:style-name="ro2">
          <table:table-cell office:value-type="float" office:value="4.191518" calcext:value-type="float">
            <text:p>4.191518</text:p>
          </table:table-cell>
          <table:table-cell table:number-columns-repeated="4"/>
        </table:table-row>
        <table:table-row table:style-name="ro2">
          <table:table-cell office:value-type="float" office:value="4.138378" calcext:value-type="float">
            <text:p>4.1383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string" calcext:value-type="string">
            <text:p>mensagens de</text:p>
          </table:table-cell>
          <table:table-cell office:value-type="string" calcext:value-type="string">
            <text:p><text:s/>8000 elementos e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6.215636" calcext:value-type="float">
            <text:p>6.215636</text:p>
          </table:table-cell>
          <table:table-cell table:number-columns-repeated="4"/>
        </table:table-row>
        <table:table-row table:style-name="ro2">
          <table:table-cell office:value-type="float" office:value="6.087571" calcext:value-type="float">
            <text:p>6.087571</text:p>
          </table:table-cell>
          <table:table-cell table:number-columns-repeated="4"/>
        </table:table-row>
        <table:table-row table:style-name="ro2">
          <table:table-cell office:value-type="float" office:value="6.184804" calcext:value-type="float">
            <text:p>6.184804</text:p>
          </table:table-cell>
          <table:table-cell table:number-columns-repeated="4"/>
        </table:table-row>
        <table:table-row table:style-name="ro2">
          <table:table-cell office:value-type="float" office:value="6.111649" calcext:value-type="float">
            <text:p>6.111649</text:p>
          </table:table-cell>
          <table:table-cell table:number-columns-repeated="4"/>
        </table:table-row>
        <table:table-row table:style-name="ro2">
          <table:table-cell office:value-type="float" office:value="6.124515" calcext:value-type="float">
            <text:p>6.124515</text:p>
          </table:table-cell>
          <table:table-cell table:number-columns-repeated="4"/>
        </table:table-row>
        <table:table-row table:style-name="ro2">
          <table:table-cell office:value-type="float" office:value="6.115069" calcext:value-type="float">
            <text:p>6.115069</text:p>
          </table:table-cell>
          <table:table-cell table:number-columns-repeated="4"/>
        </table:table-row>
        <table:table-row table:style-name="ro2">
          <table:table-cell office:value-type="float" office:value="6.36016" calcext:value-type="float">
            <text:p>6.36016</text:p>
          </table:table-cell>
          <table:table-cell table:number-columns-repeated="4"/>
        </table:table-row>
        <table:table-row table:style-name="ro2">
          <table:table-cell office:value-type="float" office:value="6.033914" calcext:value-type="float">
            <text:p>6.033914</text:p>
          </table:table-cell>
          <table:table-cell table:number-columns-repeated="4"/>
        </table:table-row>
        <table:table-row table:style-name="ro2">
          <table:table-cell office:value-type="float" office:value="6.356072" calcext:value-type="float">
            <text:p>6.356072</text:p>
          </table:table-cell>
          <table:table-cell table:number-columns-repeated="4"/>
        </table:table-row>
        <table:table-row table:style-name="ro2">
          <table:table-cell office:value-type="float" office:value="6.183103" calcext:value-type="float">
            <text:p>6.183103</text:p>
          </table:table-cell>
          <table:table-cell table:number-columns-repeated="4"/>
        </table:table-row>
      </table:table>
      <table:table table:name="compara-4k-e-16k" table:style-name="ta1">
        <office:forms form:automatic-focus="false" form:apply-design-mode="false"/>
        <table:shapes>
          <draw:frame draw:z-index="0" draw:style-name="gr1" draw:text-style-name="P1" svg:width="4.25in" svg:height="3.5417in" svg:x="0.8894in" svg:y="1.3827in">
            <draw:object draw:notify-on-update-of-ranges="'compara-4k-e-16k'.B2:'compara-4k-e-16k'.I2 'compara-4k-e-16k'.A3:'compara-4k-e-16k'.A3 'compara-4k-e-16k'.B3:'compara-4k-e-16k'.I3 'compara-4k-e-16k'.A4:'compara-4k-e-16k'.A4 'compara-4k-e-16k'.B4:'compara-4k-e-16k'.I4 'compara-4k-e-16k'.A5:'compara-4k-e-16k'.A5 'compara-4k-e-16k'.B5:'compara-4k-e-16k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2.1213in" svg:height="0.298in" svg:x="1.6917in" svg:y="2.2945in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2.1823in" svg:height="0.1528in" svg:x="1.7472in" svg:y="4.0976in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9" table:default-cell-style-name="ce30"/>
        <table:table-column table:style-name="co10" table:default-cell-style-name="ce15"/>
        <table:table-column table:style-name="co3" table:number-columns-repeated="2" table:default-cell-style-name="ce3"/>
        <table:table-column table:style-name="co11" table:default-cell-style-name="ce3"/>
        <table:table-column table:style-name="co3" table:number-columns-repeated="3" table:default-cell-style-name="ce3"/>
        <table:table-column table:style-name="co11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16k'.B18]" office:value-type="float" office:value="0.27" calcext:value-type="float">
            <text:p>0.27</text:p>
          </table:table-cell>
          <table:table-cell table:style-name="ce31" table:formula="of:=[$'tempo-e-vazao16k'.C18]" office:value-type="float" office:value="3990.64" calcext:value-type="float">
            <text:p>3990.64</text:p>
          </table:table-cell>
          <table:table-cell table:style-name="ce31" table:formula="of:=[$'tempo-e-vazao16k'.D18]" office:value-type="float" office:value="3565.14" calcext:value-type="float">
            <text:p>3565.14</text:p>
          </table:table-cell>
          <table:table-cell table:style-name="ce31" table:formula="of:=[$'tempo-e-vazao16k'.E18]" office:value-type="float" office:value="4776.6" calcext:value-type="float">
            <text:p>4776.6</text:p>
          </table:table-cell>
          <table:table-cell table:style-name="ce31" table:formula="of:=[$'tempo-e-vazao16k'.F18]" office:value-type="float" office:value="3704.79" calcext:value-type="float">
            <text:p>3704.79</text:p>
          </table:table-cell>
          <table:table-cell table:style-name="ce31" table:formula="of:=[$'tempo-e-vazao16k'.G18]" office:value-type="float" office:value="5441.96" calcext:value-type="float">
            <text:p>5441.96</text:p>
          </table:table-cell>
          <table:table-cell table:style-name="ce31" table:formula="of:=[$'tempo-e-vazao16k'.H18]" office:value-type="float" office:value="4204.31" calcext:value-type="float">
            <text:p>4204.31</text:p>
          </table:table-cell>
          <table:table-cell table:style-name="ce31" table:formula="of:=[$'tempo-e-vazao16k'.I18]" office:value-type="float" office:value="6177.25" calcext:value-type="float">
            <text:p>6177.25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4k'.B18]" office:value-type="float" office:value="0.29" calcext:value-type="float">
            <text:p>0.29</text:p>
          </table:table-cell>
          <table:table-cell table:style-name="ce32" table:formula="of:=[$'tempo-e-vazao4k'.C18]" office:value-type="float" office:value="2689" calcext:value-type="float">
            <text:p>2689.00</text:p>
          </table:table-cell>
          <table:table-cell table:style-name="ce32" table:formula="of:=[$'tempo-e-vazao4k'.D18]" office:value-type="float" office:value="2029" calcext:value-type="float">
            <text:p>2029.00</text:p>
          </table:table-cell>
          <table:table-cell table:style-name="ce32" table:formula="of:=[$'tempo-e-vazao4k'.E18]" office:value-type="float" office:value="2812" calcext:value-type="float">
            <text:p>2812.00</text:p>
          </table:table-cell>
          <table:table-cell table:style-name="ce32" table:formula="of:=[$'tempo-e-vazao4k'.F18]" office:value-type="float" office:value="2153" calcext:value-type="float">
            <text:p>2153.00</text:p>
          </table:table-cell>
          <table:table-cell table:style-name="ce32" table:formula="of:=[$'tempo-e-vazao4k'.G18]" office:value-type="float" office:value="3065" calcext:value-type="float">
            <text:p>3065.00</text:p>
          </table:table-cell>
          <table:table-cell table:style-name="ce32" table:formula="of:=[$'tempo-e-vazao4k'.H18]" office:value-type="float" office:value="2334" calcext:value-type="float">
            <text:p>2334.00</text:p>
          </table:table-cell>
          <table:table-cell table:style-name="ce32" table:formula="of:=[$'tempo-e-vazao4k'.I18]" office:value-type="float" office:value="3857" calcext:value-type="float">
            <text:p>3857.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93" calcext:value-type="float">
            <text:p>0.93</text:p>
          </table:table-cell>
          <table:table-cell table:style-name="ce33" table:formula="of:=ROUND([.C3]/[.C4];2)" office:value-type="float" office:value="1.48" calcext:value-type="float">
            <text:p>1.48</text:p>
          </table:table-cell>
          <table:table-cell table:style-name="ce33" table:formula="of:=ROUND([.D3]/[.D4];2)" office:value-type="float" office:value="1.76" calcext:value-type="float">
            <text:p>1.76</text:p>
          </table:table-cell>
          <table:table-cell table:style-name="ce33" table:formula="of:=ROUND([.E3]/[.E4];2)" office:value-type="float" office:value="1.7" calcext:value-type="float">
            <text:p>1.70</text:p>
          </table:table-cell>
          <table:table-cell table:style-name="ce33" table:formula="of:=ROUND([.F3]/[.F4];2)" office:value-type="float" office:value="1.72" calcext:value-type="float">
            <text:p>1.72</text:p>
          </table:table-cell>
          <table:table-cell table:style-name="ce33" table:formula="of:=ROUND([.G3]/[.G4];2)" office:value-type="float" office:value="1.78" calcext:value-type="float">
            <text:p>1.78</text:p>
          </table:table-cell>
          <table:table-cell table:style-name="ce33" table:formula="of:=ROUND([.H3]/[.H4];2)" office:value-type="float" office:value="1.8" calcext:value-type="float">
            <text:p>1.80</text:p>
          </table:table-cell>
          <table:table-cell table:style-name="ce33" table:formula="of:=ROUND([.I3]/[.I4];2)" office:value-type="float" office:value="1.6" calcext:value-type="float">
            <text:p>1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5:20:09.982102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18T17:18:43.556501286</dc:date>
    <meta:editing-duration>PT12H35M7S</meta:editing-duration>
    <meta:editing-cycles>44</meta:editing-cycles>
    <meta:document-statistic meta:table-count="5" meta:cell-count="57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3.995cm" svg:y="0.329cm" chart:style-name="ch2">
          <text:p>MPI Broadcast</text:p>
        </chart:title>
        <chart:subtitle svg:x="3.53cm" svg:y="1.275cm" chart:style-name="ch3">
          <text:p>Cluster Xeon (8 cores)</text:p>
        </chart:subtitle>
        <chart:legend chart:legend-position="end" svg:x="5.066cm" svg:y="4.601cm" style:legend-expansion="custom" chartooo:width="4.604cm" chartooo:height="1.587cm" style:legend-expansion-aspect-ratio="2.90107120352867" chart:style-name="ch4"/>
        <chart:plot-area chart:style-name="ch5" table:cell-range-address="'tempo-e-vazao4k'.A42:'tempo-e-vazao4k'.I44" chart:data-source-has-labels="both" svg:x="0.69cm" svg:y="1.801cm" svg:width="9.871cm" svg:height="6.357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4k'.B42:'tempo-e-vazao4k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4k'.B43:'tempo-e-vazao4k'.I43" chart:label-cell-address="'tempo-e-vazao4k'.A43:'tempo-e-vazao4k'.A43" chart:class="chart:line">
            <chart:data-point chart:repeated="8"/>
          </chart:series>
          <chart:series chart:attached-axis="secondary-y" chart:style-name="ch13" chart:values-cell-range-address="'tempo-e-vazao4k'.B44:'tempo-e-vazao4k'.I44" chart:label-cell-address="'tempo-e-vazao4k'.A44:'tempo-e-vazao4k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4k'.B42:'tempo-e-vazao4k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4k'.A43:'tempo-e-vazao4k'.A43</svg:desc>
                </draw:g>
              </table:table-cell>
              <table:table-cell office:value-type="float" office:value="NaN">
                <text:p>NaN</text:p>
                <draw:g>
                  <svg:desc>'tempo-e-vazao4k'.B43:'tempo-e-vazao4k'.I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eleraçao</text:p>
                <draw:g>
                  <svg:desc>'tempo-e-vazao4k'.A44:'tempo-e-vazao4k'.A44</svg:desc>
                </draw:g>
              </table:table-cell>
              <table:table-cell office:value-type="float" office:value="NaN">
                <text:p>NaN</text:p>
                <draw:g>
                  <svg:desc>'tempo-e-vazao4k'.B44:'tempo-e-vazao4k'.I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9cm" svg:y="0.364cm" chart:style-name="ch2">
          <text:p>Soma de prefixos paralela com Pthreads (long int)</text:p>
        </chart:title>
        <chart:subtitle svg:x="2.298cm" svg:y="1.273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16k'.A17:'tempo-e-vazao16k'.I19" chart:data-source-has-labels="both" svg:x="0.702cm" svg:y="2.111cm" svg:width="9.52cm" svg:height="6.155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16k'.B17:'tempo-e-vazao16k'.I17"/>
          </chart:axis>
          <chart:axis chart:dimension="y" chart:name="primary-y" chart:style-name="ch8">
            <chart:title svg:x="0cm" svg:y="6.595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16k'.B18:'tempo-e-vazao16k'.I18" chart:label-cell-address="'tempo-e-vazao16k'.A18:'tempo-e-vazao16k'.A18" chart:class="chart:line">
            <chart:data-point chart:repeated="8"/>
          </chart:series>
          <chart:series chart:attached-axis="secondary-y" chart:style-name="ch13" chart:values-cell-range-address="'tempo-e-vazao16k'.B19:'tempo-e-vazao16k'.I19" chart:label-cell-address="'tempo-e-vazao16k'.A19:'tempo-e-vazao16k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16k'.B17:'tempo-e-vazao16k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16k'.A18:'tempo-e-vazao16k'.A18</svg:desc>
                </draw:g>
              </table:table-cell>
              <table:table-cell office:value-type="float" office:value="0.27">
                <text:p>0.27</text:p>
                <draw:g>
                  <svg:desc>'tempo-e-vazao16k'.B18:'tempo-e-vazao16k'.I18</svg:desc>
                </draw:g>
              </table:table-cell>
              <table:table-cell office:value-type="float" office:value="3990.64">
                <text:p>3990.64</text:p>
              </table:table-cell>
              <table:table-cell office:value-type="float" office:value="3565.14">
                <text:p>3565.14</text:p>
              </table:table-cell>
              <table:table-cell office:value-type="float" office:value="4776.6">
                <text:p>4776.6</text:p>
              </table:table-cell>
              <table:table-cell office:value-type="float" office:value="3704.79">
                <text:p>3704.79</text:p>
              </table:table-cell>
              <table:table-cell office:value-type="float" office:value="5441.96">
                <text:p>5441.96</text:p>
              </table:table-cell>
              <table:table-cell office:value-type="float" office:value="4204.31">
                <text:p>4204.31</text:p>
              </table:table-cell>
              <table:table-cell office:value-type="float" office:value="6177.25">
                <text:p>6177.25</text:p>
              </table:table-cell>
            </table:table-row>
            <table:table-row>
              <table:table-cell office:value-type="string">
                <text:p>Aceleraçao</text:p>
                <draw:g>
                  <svg:desc>'tempo-e-vazao16k'.A19:'tempo-e-vazao16k'.A19</svg:desc>
                </draw:g>
              </table:table-cell>
              <table:table-cell office:value-type="float" office:value="1">
                <text:p>1</text:p>
                <draw:g>
                  <svg:desc>'tempo-e-vazao16k'.B19:'tempo-e-vazao16k'.I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6cm" chart:style-name="ch2">
          <text:p>Soma de prefixos paralela com Pthreads (long int)</text:p>
        </chart:title>
        <chart:subtitle svg:x="2.458cm" svg:y="1.275cm" chart:style-name="ch3">
          <text:p> i7-11300 (4 cores, 8 hyperthreads)</text:p>
        </chart:subtitle>
        <chart:legend chart:legend-position="end" svg:x="4.879cm" svg:y="5.373cm" style:legend-expansion="custom" chartooo:width="4.604cm" chartooo:height="1.587cm" style:legend-expansion-aspect-ratio="2.90107120352867" chart:style-name="ch4"/>
        <chart:plot-area chart:style-name="ch5" table:cell-range-address="'tempo-e-vazao16k'.A42:'tempo-e-vazao16k'.I44" chart:data-source-has-labels="both" svg:x="0.875cm" svg:y="1.8cm" svg:width="9.686cm" svg:height="6.358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16k'.B42:'tempo-e-vazao16k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16k'.B43:'tempo-e-vazao16k'.I43" chart:label-cell-address="'tempo-e-vazao16k'.A43:'tempo-e-vazao16k'.A43" chart:class="chart:line">
            <chart:data-point chart:repeated="8"/>
          </chart:series>
          <chart:series chart:attached-axis="secondary-y" chart:style-name="ch13" chart:values-cell-range-address="'tempo-e-vazao16k'.B44:'tempo-e-vazao16k'.I44" chart:label-cell-address="'tempo-e-vazao16k'.A44:'tempo-e-vazao16k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16k'.B42:'tempo-e-vazao16k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16k'.A43:'tempo-e-vazao16k'.A43</svg:desc>
                </draw:g>
              </table:table-cell>
              <table:table-cell office:value-type="float" office:value="61">
                <text:p>61</text:p>
                <draw:g>
                  <svg:desc>'tempo-e-vazao16k'.B43:'tempo-e-vazao16k'.I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</text:p>
                <draw:g>
                  <svg:desc>'tempo-e-vazao16k'.A44:'tempo-e-vazao16k'.A44</svg:desc>
                </draw:g>
              </table:table-cell>
              <table:table-cell office:value-type="float" office:value="1">
                <text:p>1</text:p>
                <draw:g>
                  <svg:desc>'tempo-e-vazao16k'.B44:'tempo-e-vazao16k'.I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3.845cm" svg:y="0.449cm" chart:style-name="ch2">
          <text:p>MPI Broadcast</text:p>
        </chart:title>
        <chart:subtitle svg:x="3.37cm" svg:y="1.273cm" chart:style-name="ch3">
          <text:p>Cluster Xeon (8 core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4k'.A17:'tempo-e-vazao4k'.I19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4k'.B17:'tempo-e-vazao4k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4k'.B18:'tempo-e-vazao4k'.I18" chart:label-cell-address="'tempo-e-vazao4k'.A18:'tempo-e-vazao4k'.A18" chart:class="chart:line">
            <chart:data-point chart:repeated="8"/>
          </chart:series>
          <chart:series chart:attached-axis="secondary-y" chart:style-name="ch13" chart:values-cell-range-address="'tempo-e-vazao4k'.B19:'tempo-e-vazao4k'.I19" chart:label-cell-address="'tempo-e-vazao4k'.A19:'tempo-e-vazao4k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4k'.B17:'tempo-e-vazao4k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4k'.A18:'tempo-e-vazao4k'.A18</svg:desc>
                </draw:g>
              </table:table-cell>
              <table:table-cell office:value-type="float" office:value="0.29">
                <text:p>0.29</text:p>
                <draw:g>
                  <svg:desc>'tempo-e-vazao4k'.B18:'tempo-e-vazao4k'.I18</svg:desc>
                </draw:g>
              </table:table-cell>
              <table:table-cell office:value-type="float" office:value="2689">
                <text:p>2689</text:p>
              </table:table-cell>
              <table:table-cell office:value-type="float" office:value="2029">
                <text:p>2029</text:p>
              </table:table-cell>
              <table:table-cell office:value-type="float" office:value="2812">
                <text:p>2812</text:p>
              </table:table-cell>
              <table:table-cell office:value-type="float" office:value="2153">
                <text:p>2153</text:p>
              </table:table-cell>
              <table:table-cell office:value-type="float" office:value="3065">
                <text:p>3065</text:p>
              </table:table-cell>
              <table:table-cell office:value-type="float" office:value="2334">
                <text:p>2334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Aceleraçao</text:p>
                <draw:g>
                  <svg:desc>'tempo-e-vazao4k'.A19:'tempo-e-vazao4k'.A19</svg:desc>
                </draw:g>
              </table:table-cell>
              <table:table-cell office:value-type="float" office:value="NaN">
                <text:p>NaN</text:p>
                <draw:g>
                  <svg:desc>'tempo-e-vazao4k'.B19:'tempo-e-vazao4k'.I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8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1.45cm" svg:y="0.378cm" chart:style-name="ch2">
          <text:p>(comparação de tamanhos: 4k com 16k)</text:p>
        </chart:title>
        <chart:subtitle svg:x="3.797cm" svg:y="1.229cm" chart:style-name="ch3">
          <text:p>Cluster Xeon (8 cores)</text:p>
        </chart:subtitle>
        <chart:legend chart:legend-position="end" svg:x="4.279cm" svg:y="3.808cm" style:legend-expansion="custom" chartooo:width="5.239cm" chartooo:height="1.585cm" style:legend-expansion-aspect-ratio="3.30536277602524" chart:style-name="ch4"/>
        <chart:plot-area chart:style-name="ch5" table:cell-range-address="'compara-4k-e-16k'.A2:'compara-4k-e-16k'.I5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4k-e-16k'.B2:'compara-4k-e-16k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4k-e-16k'.B3:'compara-4k-e-16k'.I3" chart:label-cell-address="'compara-4k-e-16k'.A3:'compara-4k-e-16k'.A3" chart:class="chart:line">
            <chart:data-point chart:repeated="8"/>
          </chart:series>
          <chart:series chart:attached-axis="primary-y" chart:style-name="ch13" chart:values-cell-range-address="'compara-4k-e-16k'.B4:'compara-4k-e-16k'.I4" chart:label-cell-address="'compara-4k-e-16k'.A4:'compara-4k-e-16k'.A4" chart:class="chart:line">
            <chart:data-point chart:repeated="8"/>
          </chart:series>
          <chart:series chart:attached-axis="secondary-y" chart:style-name="ch14" chart:values-cell-range-address="'compara-4k-e-16k'.B5:'compara-4k-e-16k'.I5" chart:label-cell-address="'compara-4k-e-16k'.A5:'compara-4k-e-16k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4k-e-16k'.B2:'compara-4k-e-16k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4k-e-16k'.A3:'compara-4k-e-16k'.A3</svg:desc>
                </draw:g>
              </table:table-cell>
              <table:table-cell office:value-type="float" office:value="0.27">
                <text:p>0.27</text:p>
                <draw:g>
                  <svg:desc>'compara-4k-e-16k'.B3:'compara-4k-e-16k'.I3</svg:desc>
                </draw:g>
              </table:table-cell>
              <table:table-cell office:value-type="float" office:value="3990.64">
                <text:p>3990.64</text:p>
              </table:table-cell>
              <table:table-cell office:value-type="float" office:value="3565.14">
                <text:p>3565.14</text:p>
              </table:table-cell>
              <table:table-cell office:value-type="float" office:value="4776.6">
                <text:p>4776.6</text:p>
              </table:table-cell>
              <table:table-cell office:value-type="float" office:value="3704.79">
                <text:p>3704.79</text:p>
              </table:table-cell>
              <table:table-cell office:value-type="float" office:value="5441.96">
                <text:p>5441.96</text:p>
              </table:table-cell>
              <table:table-cell office:value-type="float" office:value="4204.31">
                <text:p>4204.31</text:p>
              </table:table-cell>
              <table:table-cell office:value-type="float" office:value="6177.25">
                <text:p>6177.25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4k-e-16k'.A4:'compara-4k-e-16k'.A4</svg:desc>
                </draw:g>
              </table:table-cell>
              <table:table-cell office:value-type="float" office:value="0.29">
                <text:p>0.29</text:p>
                <draw:g>
                  <svg:desc>'compara-4k-e-16k'.B4:'compara-4k-e-16k'.I4</svg:desc>
                </draw:g>
              </table:table-cell>
              <table:table-cell office:value-type="float" office:value="2689">
                <text:p>2689</text:p>
              </table:table-cell>
              <table:table-cell office:value-type="float" office:value="2029">
                <text:p>2029</text:p>
              </table:table-cell>
              <table:table-cell office:value-type="float" office:value="2812">
                <text:p>2812</text:p>
              </table:table-cell>
              <table:table-cell office:value-type="float" office:value="2153">
                <text:p>2153</text:p>
              </table:table-cell>
              <table:table-cell office:value-type="float" office:value="3065">
                <text:p>3065</text:p>
              </table:table-cell>
              <table:table-cell office:value-type="float" office:value="2334">
                <text:p>2334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4k-e-16k'.A5:'compara-4k-e-16k'.A5</svg:desc>
                </draw:g>
              </table:table-cell>
              <table:table-cell office:value-type="float" office:value="0.93">
                <text:p>0.93</text:p>
                <draw:g>
                  <svg:desc>'compara-4k-e-16k'.B5:'compara-4k-e-16k'.I5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76">
                <text:p>1.76</text:p>
              </table:table-cell>
              <table:table-cell office:value-type="float" office:value="1.7">
                <text:p>1.7</text:p>
              </table:table-cell>
              <table:table-cell office:value-type="float" office:value="1.72">
                <text:p>1.72</text:p>
              </table:table-cell>
              <table:table-cell office:value-type="float" office:value="1.78">
                <text:p>1.78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